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ff3366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RAW</text:p>
          </table:table-cell>
          <table:table-cell office:value-type="string">
            <text:p>NS_VERSION</text:p>
          </table:table-cell>
          <table:table-cell office:value-type="string">
            <text:p>LOKI_VERSION</text:p>
          </table:table-cell>
          <table:table-cell/>
        </table:table-row>
        <table:table-row table:style-name="ro1">
          <table:table-cell office:value-type="string">
            <text:p>WALNUT TREE DEVELOPERS INC</text:p>
          </table:table-cell>
          <table:table-cell table:style-name="ce1" office:value-type="string">
            <text:p>Walnut Tree Developers Inc</text:p>
          </table:table-cell>
          <table:table-cell table:style-name="ce3" office:value-type="string">
            <text:p>Walnut Tree Developers Inc.</text:p>
          </table:table-cell>
          <table:table-cell/>
        </table:table-row>
        <table:table-row table:style-name="ro2">
          <table:table-cell office:value-type="string">
            <text:p>SUSAN VERA FELLIN</text:p>
          </table:table-cell>
          <table:table-cell table:style-name="ce2" office:value-type="string">
            <text:p>Vera Fellin Susan</text:p>
          </table:table-cell>
          <table:table-cell table:style-name="ce3" office:value-type="string">
            <text:p>Susan Vera Fellin</text:p>
          </table:table-cell>
          <table:table-cell/>
        </table:table-row>
        <table:table-row table:style-name="ro1">
          <table:table-cell office:value-type="string">
            <text:p>NORMA KING||JAMES R WARING</text:p>
          </table:table-cell>
          <table:table-cell table:style-name="ce2" office:value-type="string">
            <text:p>King Norma and James R Waring</text:p>
          </table:table-cell>
          <table:table-cell table:style-name="ce3" office:value-type="string">
            <text:p>Norma King and James R. Waring</text:p>
          </table:table-cell>
          <table:table-cell/>
        </table:table-row>
        <table:table-row table:style-name="ro1">
          <table:table-cell office:value-type="string">
            <text:p>CONN LIGHT &amp; POWER CO</text:p>
          </table:table-cell>
          <table:table-cell table:style-name="ce1" office:value-type="string">
            <text:p>Conn Light &amp; Power Co</text:p>
          </table:table-cell>
          <table:table-cell table:style-name="ce3" office:value-type="string">
            <text:p>Conn Light &amp; Power Co.</text:p>
          </table:table-cell>
          <table:table-cell/>
        </table:table-row>
        <table:table-row table:style-name="ro2">
          <table:table-cell office:value-type="string">
            <text:p>VINCENT GRABOWSKI</text:p>
          </table:table-cell>
          <table:table-cell table:style-name="ce2" office:value-type="string">
            <text:p>Grabowski Vincent</text:p>
          </table:table-cell>
          <table:table-cell table:style-name="ce3" office:value-type="string">
            <text:p>Vincent Grabowski</text:p>
          </table:table-cell>
          <table:table-cell/>
        </table:table-row>
        <table:table-row table:style-name="ro2">
          <table:table-cell office:value-type="string">
            <text:p>ANN M BENORE</text:p>
          </table:table-cell>
          <table:table-cell table:style-name="ce1" office:value-type="string">
            <text:p>Ann M Benore</text:p>
          </table:table-cell>
          <table:table-cell table:style-name="ce3" office:value-type="string">
            <text:p>Ann M. Benore</text:p>
          </table:table-cell>
          <table:table-cell/>
        </table:table-row>
        <table:table-row table:style-name="ro1">
          <table:table-cell office:value-type="string">
            <text:p>KIMBERLY V SIMMONS||PATRICK A WALKER</text:p>
          </table:table-cell>
          <table:table-cell table:style-name="ce1" office:value-type="string">
            <text:p>Kimberly V Simmons and Patrick A Walker</text:p>
          </table:table-cell>
          <table:table-cell table:style-name="ce3" office:value-type="string">
            <text:p>Kimberly V. Simmons and Patrick A. Walker</text:p>
          </table:table-cell>
          <table:table-cell/>
        </table:table-row>
        <table:table-row table:style-name="ro2">
          <table:table-cell office:value-type="string">
            <text:p>NEWTOWN TOWN OF</text:p>
          </table:table-cell>
          <table:table-cell table:style-name="ce1" office:value-type="string">
            <text:p>Newtown Town Of</text:p>
          </table:table-cell>
          <table:table-cell table:style-name="ce3" office:value-type="string">
            <text:p>Town of Newtown</text:p>
          </table:table-cell>
          <table:table-cell office:value-type="string">
            <text:p>this is just treated as a special case</text:p>
          </table:table-cell>
        </table:table-row>
        <table:table-row table:style-name="ro2">
          <table:table-cell office:value-type="string">
            <text:p>RICHARD CORRIS</text:p>
          </table:table-cell>
          <table:table-cell table:style-name="ce2" office:value-type="string">
            <text:p>Corris Richard</text:p>
          </table:table-cell>
          <table:table-cell table:style-name="ce3" office:value-type="string">
            <text:p>Richard Corris</text:p>
          </table:table-cell>
          <table:table-cell/>
        </table:table-row>
        <table:table-row table:style-name="ro2">
          <table:table-cell office:value-type="string">
            <text:p>CYNTHIA BOCCUZZI||JOHN BOCCUZZI JR</text:p>
          </table:table-cell>
          <table:table-cell table:style-name="ce2" office:value-type="string">
            <text:p>Boccuzzi Cynthia and Boccuzzi John Jr</text:p>
          </table:table-cell>
          <table:table-cell table:style-name="ce3" office:value-type="string">
            <text:p>Cynthia Boccuzzi and John Boccuzzi Jr.</text:p>
          </table:table-cell>
          <table:table-cell/>
        </table:table-row>
        <table:table-row table:style-name="ro1">
          <table:table-cell office:value-type="string">
            <text:p>LISA M RUSSELL</text:p>
          </table:table-cell>
          <table:table-cell table:style-name="ce1" office:value-type="string">
            <text:p>Lisa M Russell</text:p>
          </table:table-cell>
          <table:table-cell table:style-name="ce3" office:value-type="string">
            <text:p>Lisa M. Russell</text:p>
          </table:table-cell>
          <table:table-cell/>
        </table:table-row>
        <table:table-row table:style-name="ro2">
          <table:table-cell office:value-type="string">
            <text:p>GARY R WERBECK||BARBARA L WERBECK</text:p>
          </table:table-cell>
          <table:table-cell table:style-name="ce1" office:value-type="string">
            <text:p>Gary R Werbeck and Barbara L Werbeck</text:p>
          </table:table-cell>
          <table:table-cell table:style-name="ce3" office:value-type="string">
            <text:p>Gary R. and Barbara L. Werbeck</text:p>
          </table:table-cell>
          <table:table-cell/>
        </table:table-row>
        <table:table-row table:style-name="ro2">
          <table:table-cell office:value-type="string">
            <text:p>SEAN R ERNEY||ERIN ERNEY</text:p>
          </table:table-cell>
          <table:table-cell table:style-name="ce1" office:value-type="string">
            <text:p>Sean R Erney and Erney Erin</text:p>
          </table:table-cell>
          <table:table-cell table:style-name="ce3" office:value-type="string">
            <text:p>Sean R. and Erin Erney</text:p>
          </table:table-cell>
          <table:table-cell/>
        </table:table-row>
        <table:table-row table:style-name="ro1">
          <table:table-cell office:value-type="string">
            <text:p>ALMA C SCOTT</text:p>
          </table:table-cell>
          <table:table-cell table:style-name="ce1" office:value-type="string">
            <text:p>Alma C Scott</text:p>
          </table:table-cell>
          <table:table-cell table:style-name="ce3" office:value-type="string">
            <text:p>Alma C. Scott</text:p>
          </table:table-cell>
          <table:table-cell/>
        </table:table-row>
        <table:table-row table:style-name="ro2">
          <table:table-cell office:value-type="string">
            <text:p>DAVID ARBACHOUSKAS ET AL||THERESA ERIKSON</text:p>
          </table:table-cell>
          <table:table-cell table:style-name="ce2" office:value-type="string">
            <text:p>Arbachouskas David (and Others) and Erikson Theresa</text:p>
          </table:table-cell>
          <table:table-cell table:style-name="ce3" office:value-type="string">
            <text:p>David Arbachouskas (et al) and Theresa Erikson</text:p>
          </table:table-cell>
          <table:table-cell/>
        </table:table-row>
        <table:table-row table:style-name="ro1">
          <table:table-cell office:value-type="string">
            <text:p>FED NATL MORTGAGE ASSOC</text:p>
          </table:table-cell>
          <table:table-cell table:style-name="ce1" office:value-type="string">
            <text:p>Fed Natl Mortgage Assoc</text:p>
          </table:table-cell>
          <table:table-cell table:style-name="ce3" office:value-type="string">
            <text:p>Federal National Mortgage Association</text:p>
          </table:table-cell>
          <table:table-cell/>
        </table:table-row>
        <table:table-row table:style-name="ro1">
          <table:table-cell office:value-type="string">
            <text:p>PETER J MAGILL</text:p>
          </table:table-cell>
          <table:table-cell table:style-name="ce1" office:value-type="string">
            <text:p>Peter J Magill</text:p>
          </table:table-cell>
          <table:table-cell table:style-name="ce3" office:value-type="string">
            <text:p>Peter J. Magill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DENISE M VADAS</text:p>
          </table:table-cell>
          <table:table-cell table:style-name="ce1" office:value-type="string">
            <text:p>Denise M Vadas</text:p>
          </table:table-cell>
          <table:table-cell table:style-name="ce3" office:value-type="string">
            <text:p>Denise M. Vadas</text:p>
          </table:table-cell>
          <table:table-cell/>
        </table:table-row>
        <table:table-row table:style-name="ro2">
          <table:table-cell office:value-type="string">
            <text:p>MARITZA IZQUIERDO</text:p>
          </table:table-cell>
          <table:table-cell table:style-name="ce2" office:value-type="string">
            <text:p>Izquierdo Maritza</text:p>
          </table:table-cell>
          <table:table-cell table:style-name="ce3" office:value-type="string">
            <text:p>Maritza Izquierdo</text:p>
          </table:table-cell>
          <table:table-cell/>
        </table:table-row>
        <table:table-row table:style-name="ro1">
          <table:table-cell office:value-type="string">
            <text:p>CURTIS CORP</text:p>
          </table:table-cell>
          <table:table-cell table:style-name="ce1" office:value-type="string">
            <text:p>Curtis Corp</text:p>
          </table:table-cell>
          <table:table-cell table:style-name="ce3" office:value-type="string">
            <text:p>Curtis Corp.</text:p>
          </table:table-cell>
          <table:table-cell/>
        </table:table-row>
        <table:table-row table:style-name="ro2">
          <table:table-cell office:value-type="string">
            <text:p>IAN RICKETTS</text:p>
          </table:table-cell>
          <table:table-cell table:style-name="ce2" office:value-type="string">
            <text:p>Ricketts Ian</text:p>
          </table:table-cell>
          <table:table-cell table:style-name="ce3" office:value-type="string">
            <text:p>Ian Ricketts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WALNUT TREE DEVELOPERS INC</text:p>
          </table:table-cell>
          <table:table-cell table:style-name="ce1" office:value-type="string">
            <text:p>Walnut Tree Developers Inc</text:p>
          </table:table-cell>
          <table:table-cell table:style-name="ce3" office:value-type="string">
            <text:p>Walnut Tree Developers Inc.</text:p>
          </table:table-cell>
          <table:table-cell/>
        </table:table-row>
        <table:table-row table:style-name="ro2">
          <table:table-cell office:value-type="string">
            <text:p>AGNES R DECARLO</text:p>
          </table:table-cell>
          <table:table-cell table:style-name="ce1" office:value-type="string">
            <text:p>Agnes R Decarlo</text:p>
          </table:table-cell>
          <table:table-cell table:style-name="ce3" office:value-type="string">
            <text:p>Agnes R. Decarlo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ANDREW M CASTLE||DEBORA M CASTLE</text:p>
          </table:table-cell>
          <table:table-cell table:style-name="ce1" office:value-type="string">
            <text:p>Andrew M Castle and Debora M Castle</text:p>
          </table:table-cell>
          <table:table-cell table:style-name="ce3" office:value-type="string">
            <text:p>Andrew M. and Debora M. Castle</text:p>
          </table:table-cell>
          <table:table-cell/>
        </table:table-row>
        <table:table-row table:style-name="ro2">
          <table:table-cell office:value-type="string">
            <text:p>NEWTOWN, TOWN OF CONSERVATION COMMISSION</text:p>
          </table:table-cell>
          <table:table-cell table:style-name="ce1" office:value-type="string">
            <text:p>Newtown, Town Of Conservation Commission</text:p>
          </table:table-cell>
          <table:table-cell table:style-name="ce3" office:value-type="string">
            <text:p>Town of Newtown Conservation Commission</text:p>
          </table:table-cell>
          <table:table-cell/>
        </table:table-row>
        <table:table-row table:style-name="ro2">
          <table:table-cell office:value-type="string">
            <text:p>RICHARD GRACY BUILDERS LLC</text:p>
          </table:table-cell>
          <table:table-cell table:style-name="ce1" office:value-type="string">
            <text:p>Richard Gracy Builders Llc</text:p>
          </table:table-cell>
          <table:table-cell table:style-name="ce3" office:value-type="string">
            <text:p>Richard Gracy Builders LLC</text:p>
          </table:table-cell>
          <table:table-cell/>
        </table:table-row>
        <table:table-row table:style-name="ro1">
          <table:table-cell office:value-type="string">
            <text:p>LAWRENCE J THOMAS</text:p>
          </table:table-cell>
          <table:table-cell table:style-name="ce1" office:value-type="string">
            <text:p>Lawrence J Thomas</text:p>
          </table:table-cell>
          <table:table-cell table:style-name="ce3" office:value-type="string">
            <text:p>Lawrence J. Thomas</text:p>
          </table:table-cell>
          <table:table-cell/>
        </table:table-row>
        <table:table-row table:style-name="ro2">
          <table:table-cell office:value-type="string">
            <text:p>ROBERT G BARKER||SYLVIA M FURST</text:p>
          </table:table-cell>
          <table:table-cell table:style-name="ce1" office:value-type="string">
            <text:p>Robert G Barker and Sylvia M Furst</text:p>
          </table:table-cell>
          <table:table-cell table:style-name="ce3" office:value-type="string">
            <text:p>Robert G. Barker and Sylvia M. Furst</text:p>
          </table:table-cell>
          <table:table-cell/>
        </table:table-row>
        <table:table-row table:style-name="ro2">
          <table:table-cell office:value-type="string">
            <text:p>BRIAN A METCALF</text:p>
          </table:table-cell>
          <table:table-cell table:style-name="ce1" office:value-type="string">
            <text:p>Brian A Metcalf</text:p>
          </table:table-cell>
          <table:table-cell table:style-name="ce3" office:value-type="string">
            <text:p>Brian A. Metcalf</text:p>
          </table:table-cell>
          <table:table-cell/>
        </table:table-row>
        <table:table-row table:style-name="ro1">
          <table:table-cell office:value-type="string">
            <text:p>BARBARA N MILES</text:p>
          </table:table-cell>
          <table:table-cell table:style-name="ce1" office:value-type="string">
            <text:p>Barbara N Miles</text:p>
          </table:table-cell>
          <table:table-cell table:style-name="ce3" office:value-type="string">
            <text:p>Barbara N. Miles</text:p>
          </table:table-cell>
          <table:table-cell/>
        </table:table-row>
        <table:table-row table:style-name="ro2">
          <table:table-cell office:value-type="string">
            <text:p>MARY BETH SCHEID</text:p>
          </table:table-cell>
          <table:table-cell table:style-name="ce2" office:value-type="string">
            <text:p>Beth Scheid Mary</text:p>
          </table:table-cell>
          <table:table-cell table:style-name="ce3" office:value-type="string">
            <text:p>Mary Beth Scheid</text:p>
          </table:table-cell>
          <table:table-cell/>
        </table:table-row>
        <table:table-row table:style-name="ro1">
          <table:table-cell office:value-type="string">
            <text:p>PHILIP M MANGER</text:p>
          </table:table-cell>
          <table:table-cell table:style-name="ce1" office:value-type="string">
            <text:p>Philip M Manger</text:p>
          </table:table-cell>
          <table:table-cell table:style-name="ce3" office:value-type="string">
            <text:p>Philip M. Manger</text:p>
          </table:table-cell>
          <table:table-cell/>
        </table:table-row>
        <table:table-row table:style-name="ro1">
          <table:table-cell office:value-type="string">
            <text:p>RICHARD D SALERNO||MARK MATHEWSON TR||CHRISTINA M SALERNO||CHRISTINA M SALERNO QUALIFIED PERSONAL RESIDENCE TRUST A||RICHARD D SALERNO QUALIFIED PERSONAL RESIDENCE TRUST A</text:p>
          </table:table-cell>
          <table:table-cell table:style-name="ce2" office:value-type="string">
            <text:p>Richard D Salerno, Mathewson Mark (Trust), Christina M Salerno, M Salerno Qualified Personal Residence Trust A Christina and D Salerno Qualified Personal Residence Trust A Richard</text:p>
          </table:table-cell>
          <table:table-cell table:style-name="ce5" office:value-type="string">
            <text:p>Mark Mathewson (trust) and Christina M. Salerno Qualified Personal Residence Trust and Richard D. Salerno Qualified Personal Residence Trust a.</text:p>
          </table:table-cell>
          <table:table-cell office:value-type="string">
            <text:p>TRUST A$ ← this seems truncated</text:p>
          </table:table-cell>
        </table:table-row>
        <table:table-row table:style-name="ro2">
          <table:table-cell office:value-type="string">
            <text:p>ANDREA KERIN</text:p>
          </table:table-cell>
          <table:table-cell table:style-name="ce2" office:value-type="string">
            <text:p>Kerin Andrea</text:p>
          </table:table-cell>
          <table:table-cell table:style-name="ce3" office:value-type="string">
            <text:p>Andrea Kerin</text:p>
          </table:table-cell>
          <table:table-cell/>
        </table:table-row>
        <table:table-row table:style-name="ro1">
          <table:table-cell office:value-type="string">
            <text:p>JANEEN BARON</text:p>
          </table:table-cell>
          <table:table-cell table:style-name="ce2" office:value-type="string">
            <text:p>Baron Janeen</text:p>
          </table:table-cell>
          <table:table-cell table:style-name="ce3" office:value-type="string">
            <text:p>Janeen Baro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DONALD D SINGER||JUDITH B SINGER</text:p>
          </table:table-cell>
          <table:table-cell table:style-name="ce1" office:value-type="string">
            <text:p>Donald D Singer and Judith B Singer</text:p>
          </table:table-cell>
          <table:table-cell table:style-name="ce3" office:value-type="string">
            <text:p>Donald D. and Judith B. Singer</text:p>
          </table:table-cell>
          <table:table-cell/>
        </table:table-row>
        <table:table-row table:style-name="ro2">
          <table:table-cell office:value-type="string">
            <text:p>ELIZABETH MOBERG||JAMES MOBERG</text:p>
          </table:table-cell>
          <table:table-cell table:style-name="ce2" office:value-type="string">
            <text:p>Moberg Elizabeth and Moberg James</text:p>
          </table:table-cell>
          <table:table-cell table:style-name="ce3" office:value-type="string">
            <text:p>Elizabeth and James Moberg</text:p>
          </table:table-cell>
          <table:table-cell/>
        </table:table-row>
        <table:table-row table:style-name="ro2">
          <table:table-cell office:value-type="string">
            <text:p>ALFRED HUPPENTHAL</text:p>
          </table:table-cell>
          <table:table-cell table:style-name="ce2" office:value-type="string">
            <text:p>Huppenthal Alfred</text:p>
          </table:table-cell>
          <table:table-cell table:style-name="ce3" office:value-type="string">
            <text:p>Alfred Huppenthal</text:p>
          </table:table-cell>
          <table:table-cell/>
        </table:table-row>
        <table:table-row table:style-name="ro1">
          <table:table-cell office:value-type="string">
            <text:p>WALNUT TREE DEVELOPERS INC</text:p>
          </table:table-cell>
          <table:table-cell table:style-name="ce1" office:value-type="string">
            <text:p>Walnut Tree Developers Inc</text:p>
          </table:table-cell>
          <table:table-cell table:style-name="ce3" office:value-type="string">
            <text:p>Walnut Tree Developers Inc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MARY GRADY</text:p>
          </table:table-cell>
          <table:table-cell table:style-name="ce2" office:value-type="string">
            <text:p>Grady Mary</text:p>
          </table:table-cell>
          <table:table-cell table:style-name="ce3" office:value-type="string">
            <text:p>Mary Grady</text:p>
          </table:table-cell>
          <table:table-cell/>
        </table:table-row>
        <table:table-row table:style-name="ro2">
          <table:table-cell office:value-type="string">
            <text:p>MARION THOMPSON||ADRIENNE REISZEL||ALEXANDER J DELUCIA</text:p>
          </table:table-cell>
          <table:table-cell table:style-name="ce2" office:value-type="string">
            <text:p>Thompson Marion, Reiszel Adrienne and Alexander J Delucia</text:p>
          </table:table-cell>
          <table:table-cell table:style-name="ce3" office:value-type="string">
            <text:p>Marion Thompson, Adrienne Reiszel and Alexander J. Delucia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KARL W WESTBERG</text:p>
          </table:table-cell>
          <table:table-cell table:style-name="ce1" office:value-type="string">
            <text:p>Karl W Westberg</text:p>
          </table:table-cell>
          <table:table-cell table:style-name="ce3" office:value-type="string">
            <text:p>Karl W. Westberg</text:p>
          </table:table-cell>
          <table:table-cell/>
        </table:table-row>
        <table:table-row table:style-name="ro2">
          <table:table-cell office:value-type="string">
            <text:p>HERDE CONSTRUCTION INC</text:p>
          </table:table-cell>
          <table:table-cell table:style-name="ce1" office:value-type="string">
            <text:p>Herde Construction Inc</text:p>
          </table:table-cell>
          <table:table-cell table:style-name="ce3" office:value-type="string">
            <text:p>Herde Construction Inc.</text:p>
          </table:table-cell>
          <table:table-cell/>
        </table:table-row>
        <table:table-row table:style-name="ro1">
          <table:table-cell office:value-type="string">
            <text:p>JOAN VOGEL</text:p>
          </table:table-cell>
          <table:table-cell table:style-name="ce2" office:value-type="string">
            <text:p>Vogel Joan</text:p>
          </table:table-cell>
          <table:table-cell table:style-name="ce3" office:value-type="string">
            <text:p>Joan Vogel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HELEN CASTAGNA||MICHAEL CASTAGNA</text:p>
          </table:table-cell>
          <table:table-cell table:style-name="ce2" office:value-type="string">
            <text:p>Castagna Helen and Castagna Michael</text:p>
          </table:table-cell>
          <table:table-cell table:style-name="ce3" office:value-type="string">
            <text:p>Helen and Michael Castagna</text:p>
          </table:table-cell>
          <table:table-cell/>
        </table:table-row>
        <table:table-row table:style-name="ro2">
          <table:table-cell office:value-type="string">
            <text:p>TOLL CT II LTD PRTSHP||TOLL LAND CORP NO 20 GEN PRT</text:p>
          </table:table-cell>
          <table:table-cell table:style-name="ce1" office:value-type="string">
            <text:p>Toll Ct Ltd Prtshp II and Toll Land Corp No 20 Gen Prt</text:p>
          </table:table-cell>
          <table:table-cell table:style-name="ce4" office:value-type="string">
            <text:p>Toll Ct Limited Partnership II and Toll Land Corp. No 20 General Partnership</text:p>
          </table:table-cell>
          <table:table-cell office:value-type="string">
            <text:p>not sure what ct means here</text:p>
          </table:table-cell>
        </table:table-row>
        <table:table-row table:style-name="ro1">
          <table:table-cell office:value-type="string">
            <text:p>STEVEN J MANCINI EST OF</text:p>
          </table:table-cell>
          <table:table-cell table:style-name="ce1" office:value-type="string">
            <text:p>Steven J Mancini (Estate)</text:p>
          </table:table-cell>
          <table:table-cell table:style-name="ce3" office:value-type="string">
            <text:p>Steven J. Mancini (estate)</text:p>
          </table:table-cell>
          <table:table-cell/>
        </table:table-row>
        <table:table-row table:style-name="ro1">
          <table:table-cell office:value-type="string">
            <text:p>ROBERT E GAY||MICHELE C HARTMAN GAY</text:p>
          </table:table-cell>
          <table:table-cell table:style-name="ce2" office:value-type="string">
            <text:p>Robert E Gay and C Hartman Gay Michele</text:p>
          </table:table-cell>
          <table:table-cell table:style-name="ce3" office:value-type="string">
            <text:p>Robert E. and Michele C. Hartman Gay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CONSTANT CASSEUS</text:p>
          </table:table-cell>
          <table:table-cell table:style-name="ce2" office:value-type="string">
            <text:p>Casseus Constant</text:p>
          </table:table-cell>
          <table:table-cell table:style-name="ce3" office:value-type="string">
            <text:p>Constant Casseus</text:p>
          </table:table-cell>
          <table:table-cell/>
        </table:table-row>
        <table:table-row table:style-name="ro2">
          <table:table-cell office:value-type="string">
            <text:p>LEONARD E MARCHESE||RITA M MARCHESE</text:p>
          </table:table-cell>
          <table:table-cell table:style-name="ce1" office:value-type="string">
            <text:p>Leonard E Marchese and Rita M Marchese</text:p>
          </table:table-cell>
          <table:table-cell table:style-name="ce3" office:value-type="string">
            <text:p>Leonard E. and Rita M. Marchese</text:p>
          </table:table-cell>
          <table:table-cell/>
        </table:table-row>
        <table:table-row table:style-name="ro2">
          <table:table-cell office:value-type="string">
            <text:p>LEE ANN YOUNGQUIST</text:p>
          </table:table-cell>
          <table:table-cell table:style-name="ce2" office:value-type="string">
            <text:p>Ann Youngquist Lee</text:p>
          </table:table-cell>
          <table:table-cell table:style-name="ce3" office:value-type="string">
            <text:p>Lee Ann Youngquist</text:p>
          </table:table-cell>
          <table:table-cell/>
        </table:table-row>
        <table:table-row table:style-name="ro1">
          <table:table-cell office:value-type="string">
            <text:p>JOHN D FERGUSON||STACY K FERGUSON</text:p>
          </table:table-cell>
          <table:table-cell table:style-name="ce1" office:value-type="string">
            <text:p>John D Ferguson and Stacy K Ferguson</text:p>
          </table:table-cell>
          <table:table-cell table:style-name="ce3" office:value-type="string">
            <text:p>John D. and Stacy K. Ferguso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LIBERTY AT NEWTOWN LLC</text:p>
          </table:table-cell>
          <table:table-cell table:style-name="ce1" office:value-type="string">
            <text:p>Liberty At Newtown Llc</text:p>
          </table:table-cell>
          <table:table-cell table:style-name="ce3" office:value-type="string">
            <text:p>Liberty at Newtown LLC</text:p>
          </table:table-cell>
          <table:table-cell/>
        </table:table-row>
        <table:table-row table:style-name="ro1">
          <table:table-cell office:value-type="string">
            <text:p>Steven Clark +</text:p>
          </table:table-cell>
          <table:table-cell table:style-name="ce2" office:value-type="string">
            <text:p>Clark Steven</text:p>
          </table:table-cell>
          <table:table-cell table:style-name="ce3" office:value-type="string">
            <text:p>Steven Clark</text:p>
          </table:table-cell>
          <table:table-cell/>
        </table:table-row>
        <table:table-row table:style-name="ro2">
          <table:table-cell office:value-type="string">
            <text:p>Curtis W Mckay Jr</text:p>
          </table:table-cell>
          <table:table-cell table:style-name="ce1" office:value-type="string">
            <text:p>Curtis W McKay Jr</text:p>
          </table:table-cell>
          <table:table-cell table:style-name="ce3" office:value-type="string">
            <text:p>Curtis W. McKay Jr.</text:p>
          </table:table-cell>
          <table:table-cell/>
        </table:table-row>
        <table:table-row table:style-name="ro2">
          <table:table-cell office:value-type="string">
            <text:p>DEBORA L FITZSIMMONS||DENNIS R FITZSIMMONS</text:p>
          </table:table-cell>
          <table:table-cell table:style-name="ce1" office:value-type="string">
            <text:p>Debora L Fitzsimmons and Dennis R Fitzsimmons</text:p>
          </table:table-cell>
          <table:table-cell table:style-name="ce3" office:value-type="string">
            <text:p>Debora L. and Dennis R. Fitzsimmons</text:p>
          </table:table-cell>
          <table:table-cell/>
        </table:table-row>
        <table:table-row table:style-name="ro1">
          <table:table-cell office:value-type="string">
            <text:p>PATRICK C HILL||JENNIFER S HILL</text:p>
          </table:table-cell>
          <table:table-cell table:style-name="ce1" office:value-type="string">
            <text:p>Patrick C Hill and Jennifer S Hill</text:p>
          </table:table-cell>
          <table:table-cell table:style-name="ce3" office:value-type="string">
            <text:p>Patrick C. and Jennifer S. Hill</text:p>
          </table:table-cell>
          <table:table-cell/>
        </table:table-row>
        <table:table-row table:style-name="ro2">
          <table:table-cell office:value-type="string">
            <text:p>JOSEPH M MANTON</text:p>
          </table:table-cell>
          <table:table-cell table:style-name="ce1" office:value-type="string">
            <text:p>Joseph M Manton</text:p>
          </table:table-cell>
          <table:table-cell table:style-name="ce3" office:value-type="string">
            <text:p>Joseph M. Manton</text:p>
          </table:table-cell>
          <table:table-cell/>
        </table:table-row>
        <table:table-row table:style-name="ro2">
          <table:table-cell office:value-type="string">
            <text:p>RICHARD D MCKENNA||RICHARD D MCKENNA JR||MICHAEL A MCKENNA</text:p>
          </table:table-cell>
          <table:table-cell table:style-name="ce2" office:value-type="string">
            <text:p>Richard D McKenna, Richard D McKenna Jr and Michael A McKenna</text:p>
          </table:table-cell>
          <table:table-cell table:style-name="ce3" office:value-type="string">
            <text:p>Richard D. McKenna Jr. and Michael A. McKenna</text:p>
          </table:table-cell>
          <table:table-cell/>
        </table:table-row>
        <table:table-row table:style-name="ro1">
          <table:table-cell office:value-type="string">
            <text:p>BRYON J ROTH</text:p>
          </table:table-cell>
          <table:table-cell table:style-name="ce1" office:value-type="string">
            <text:p>Bryon J Roth</text:p>
          </table:table-cell>
          <table:table-cell table:style-name="ce3" office:value-type="string">
            <text:p>Bryon J. Roth</text:p>
          </table:table-cell>
          <table:table-cell/>
        </table:table-row>
        <table:table-row table:style-name="ro1">
          <table:table-cell office:value-type="string">
            <text:p>HEATHER B KIMBALL||JEFFREY L BROWN</text:p>
          </table:table-cell>
          <table:table-cell table:style-name="ce1" office:value-type="string">
            <text:p>Heather B Kimball and Jeffrey L Brown</text:p>
          </table:table-cell>
          <table:table-cell table:style-name="ce3" office:value-type="string">
            <text:p>Heather B. Kimball and Jeffrey L. Brow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HAROLD BERKHEIMER</text:p>
          </table:table-cell>
          <table:table-cell table:style-name="ce2" office:value-type="string">
            <text:p>Berkheimer Harold</text:p>
          </table:table-cell>
          <table:table-cell table:style-name="ce3" office:value-type="string">
            <text:p>Harold Berkheimer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JOHN R MCFARLAND</text:p>
          </table:table-cell>
          <table:table-cell table:style-name="ce1" office:value-type="string">
            <text:p>John R McFarland</text:p>
          </table:table-cell>
          <table:table-cell table:style-name="ce3" office:value-type="string">
            <text:p>John R. McFarland</text:p>
          </table:table-cell>
          <table:table-cell/>
        </table:table-row>
        <table:table-row table:style-name="ro2">
          <table:table-cell office:value-type="string">
            <text:p>ALEJANDRO E ISGUT||DORALIZA ISGUT</text:p>
          </table:table-cell>
          <table:table-cell table:style-name="ce2" office:value-type="string">
            <text:p>Alejandro E Isgut and Isgut Doraliza</text:p>
          </table:table-cell>
          <table:table-cell table:style-name="ce3" office:value-type="string">
            <text:p>Alejandro E. and Doraliza Isgut</text:p>
          </table:table-cell>
          <table:table-cell/>
        </table:table-row>
        <table:table-row table:style-name="ro1">
          <table:table-cell office:value-type="string">
            <text:p>PRUDENTIAL RELOCATION INC</text:p>
          </table:table-cell>
          <table:table-cell table:style-name="ce1" office:value-type="string">
            <text:p>Prudential Relocation Inc</text:p>
          </table:table-cell>
          <table:table-cell table:style-name="ce3" office:value-type="string">
            <text:p>Prudential Relocation Inc.</text:p>
          </table:table-cell>
          <table:table-cell/>
        </table:table-row>
        <table:table-row table:style-name="ro2">
          <table:table-cell office:value-type="string">
            <text:p>NEWTOWN DEVELOPMENT GROUP LLC</text:p>
          </table:table-cell>
          <table:table-cell table:style-name="ce1" office:value-type="string">
            <text:p>Newtown Development Group Llc</text:p>
          </table:table-cell>
          <table:table-cell table:style-name="ce3" office:value-type="string">
            <text:p>Newtown Development Group LLC</text:p>
          </table:table-cell>
          <table:table-cell/>
        </table:table-row>
        <table:table-row table:style-name="ro2">
          <table:table-cell office:value-type="string">
            <text:p>JEANNE M ABRIC</text:p>
          </table:table-cell>
          <table:table-cell table:style-name="ce1" office:value-type="string">
            <text:p>Jeanne M Abric</text:p>
          </table:table-cell>
          <table:table-cell table:style-name="ce3" office:value-type="string">
            <text:p>Jeanne M. Abri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HARRY F SMITH||MARGUERITE A SMITH</text:p>
          </table:table-cell>
          <table:table-cell table:style-name="ce1" office:value-type="string">
            <text:p>Harry F Smith and Marguerite A Smith</text:p>
          </table:table-cell>
          <table:table-cell table:style-name="ce3" office:value-type="string">
            <text:p>Harry F. and Marguerite A. Smith</text:p>
          </table:table-cell>
          <table:table-cell/>
        </table:table-row>
        <table:table-row table:style-name="ro1">
          <table:table-cell office:value-type="string">
            <text:p>SARAH M CALDER</text:p>
          </table:table-cell>
          <table:table-cell table:number-columns-repeated="2" table:style-name="ce1" office:value-type="string">
            <text:p>Sarah M Calder</text:p>
          </table:table-cell>
          <table:table-cell office:value-type="string">
            <text:p>problem with middle initial is isolated and fixed.</text:p>
          </table:table-cell>
        </table:table-row>
        <table:table-row table:style-name="ro1">
          <table:table-cell office:value-type="string">
            <text:p>ANDREW C HARRISON</text:p>
          </table:table-cell>
          <table:table-cell table:style-name="ce1" office:value-type="string">
            <text:p>Andrew C Harrison</text:p>
          </table:table-cell>
          <table:table-cell table:style-name="ce3" office:value-type="string">
            <text:p>Andrew C. Harrison</text:p>
          </table:table-cell>
          <table:table-cell/>
        </table:table-row>
        <table:table-row table:style-name="ro2">
          <table:table-cell office:value-type="string">
            <text:p>LIBERTY AT NEWTOWN LLC</text:p>
          </table:table-cell>
          <table:table-cell table:style-name="ce1" office:value-type="string">
            <text:p>Liberty At Newtown Llc</text:p>
          </table:table-cell>
          <table:table-cell table:style-name="ce3" office:value-type="string">
            <text:p>Liberty at Newtown LLC</text:p>
          </table:table-cell>
          <table:table-cell/>
        </table:table-row>
        <table:table-row table:style-name="ro2">
          <table:table-cell office:value-type="string">
            <text:p>DOROTHY M SERVIDIO</text:p>
          </table:table-cell>
          <table:table-cell table:style-name="ce1" office:value-type="string">
            <text:p>Dorothy M Servidio</text:p>
          </table:table-cell>
          <table:table-cell table:style-name="ce3" office:value-type="string">
            <text:p>Dorothy M. Servidio</text:p>
          </table:table-cell>
          <table:table-cell/>
        </table:table-row>
        <table:table-row table:style-name="ro2">
          <table:table-cell office:value-type="string">
            <text:p>MIKLOS LENGYEL</text:p>
          </table:table-cell>
          <table:table-cell table:style-name="ce2" office:value-type="string">
            <text:p>Lengyel Miklos</text:p>
          </table:table-cell>
          <table:table-cell table:style-name="ce3" office:value-type="string">
            <text:p>Miklos Lengyel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BRENT E MATHER||KIMBERLY A MATHER</text:p>
          </table:table-cell>
          <table:table-cell table:style-name="ce1" office:value-type="string">
            <text:p>Brent E Mather and Kimberly A Mather</text:p>
          </table:table-cell>
          <table:table-cell table:style-name="ce3" office:value-type="string">
            <text:p>Brent E. and Kimberly A. Mather</text:p>
          </table:table-cell>
          <table:table-cell/>
        </table:table-row>
        <table:table-row table:style-name="ro1">
          <table:table-cell office:value-type="string">
            <text:p>ANDREW C MORTON TR||ANDREW C MORTON TRUST||CHERYL R MORTON TR||CHERYL R MORTON TRUST</text:p>
          </table:table-cell>
          <table:table-cell table:style-name="ce2" office:value-type="string">
            <text:p>Andrew C Morton (Trust), Andrew C Morton (Trust), Cheryl R Morton (Trust) and Cheryl R Morton (Trust)</text:p>
          </table:table-cell>
          <table:table-cell table:style-name="ce3" office:value-type="string">
            <text:p>Andrew C. Morton (trust) and Cheryl R. Morton (trust)</text:p>
          </table:table-cell>
          <table:table-cell/>
        </table:table-row>
        <table:table-row table:style-name="ro1">
          <table:table-cell office:value-type="string">
            <text:p>JENNIFER E FLOOD||WILLIAM M FLOOD JR</text:p>
          </table:table-cell>
          <table:table-cell table:style-name="ce1" office:value-type="string">
            <text:p>Jennifer E Flood and William M Flood Jr</text:p>
          </table:table-cell>
          <table:table-cell table:style-name="ce3" office:value-type="string">
            <text:p>Jennifer E. Flood and William M. Flood Jr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JAMES RUOPP</text:p>
          </table:table-cell>
          <table:table-cell table:style-name="ce2" office:value-type="string">
            <text:p>Ruopp James</text:p>
          </table:table-cell>
          <table:table-cell table:style-name="ce3" office:value-type="string">
            <text:p>James Ruopp</text:p>
          </table:table-cell>
          <table:table-cell/>
        </table:table-row>
        <table:table-row table:style-name="ro2">
          <table:table-cell office:value-type="string">
            <text:p>MINERVA HIDALGO</text:p>
          </table:table-cell>
          <table:table-cell table:style-name="ce2" office:value-type="string">
            <text:p>Hidalgo Minerva</text:p>
          </table:table-cell>
          <table:table-cell table:style-name="ce3" office:value-type="string">
            <text:p>Minerva Hidalgo</text:p>
          </table:table-cell>
          <table:table-cell/>
        </table:table-row>
        <table:table-row table:style-name="ro1">
          <table:table-cell office:value-type="string">
            <text:p>DAVID BELL||CARMEN BELL</text:p>
          </table:table-cell>
          <table:table-cell table:style-name="ce2" office:value-type="string">
            <text:p>Bell David and Bell Carmen</text:p>
          </table:table-cell>
          <table:table-cell table:style-name="ce3" office:value-type="string">
            <text:p>David and Carmen Bell</text:p>
          </table:table-cell>
          <table:table-cell/>
        </table:table-row>
        <table:table-row table:style-name="ro1">
          <table:table-cell office:value-type="string">
            <text:p>GEORGE GAYLORD III||KATHLEEN GAYLORD</text:p>
          </table:table-cell>
          <table:table-cell table:style-name="ce2" office:value-type="string">
            <text:p>Gaylord George III and Gaylord Kathleen</text:p>
          </table:table-cell>
          <table:table-cell table:style-name="ce3" office:value-type="string">
            <text:p>George Gaylord III and Kathleen Gaylord</text:p>
          </table:table-cell>
          <table:table-cell/>
        </table:table-row>
        <table:table-row table:style-name="ro2">
          <table:table-cell office:value-type="string">
            <text:p>ROBERT C LAPPLE</text:p>
          </table:table-cell>
          <table:table-cell table:style-name="ce1" office:value-type="string">
            <text:p>Robert C Lapple</text:p>
          </table:table-cell>
          <table:table-cell table:style-name="ce3" office:value-type="string">
            <text:p>Robert C. Lapple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CURNAN CONSTRUCTION INC</text:p>
          </table:table-cell>
          <table:table-cell table:style-name="ce1" office:value-type="string">
            <text:p>Curnan Construction Inc</text:p>
          </table:table-cell>
          <table:table-cell table:style-name="ce3" office:value-type="string">
            <text:p>Curnan Construction Inc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RAISSA TRUSOVA||OLGA HAFIZ</text:p>
          </table:table-cell>
          <table:table-cell table:style-name="ce2" office:value-type="string">
            <text:p>Trusova Raissa and Hafiz Olga</text:p>
          </table:table-cell>
          <table:table-cell table:style-name="ce3" office:value-type="string">
            <text:p>Raissa Trusova and Olga Hafiz</text:p>
          </table:table-cell>
          <table:table-cell/>
        </table:table-row>
        <table:table-row table:style-name="ro2">
          <table:table-cell office:value-type="string">
            <text:p>BLAKEMAN CONSTRUCTION LLC</text:p>
          </table:table-cell>
          <table:table-cell table:style-name="ce1" office:value-type="string">
            <text:p>Blakeman Construction Llc</text:p>
          </table:table-cell>
          <table:table-cell table:style-name="ce3" office:value-type="string">
            <text:p>Blakeman Construction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DANA D HARVEL AKA||DANA D HARVELL||JAMES R MARTIN</text:p>
          </table:table-cell>
          <table:table-cell table:style-name="ce4" office:value-type="string">
            <text:p>Also known as Dana D Harvel, Dana D Harvell and James R Martin</text:p>
          </table:table-cell>
          <table:table-cell table:style-name="ce4" office:value-type="string">
            <text:p>Dana D. Harvel (also known as), Dana D. Harvell and James R. Martin</text:p>
          </table:table-cell>
          <table:table-cell office:value-type="string">
            <text:p>preference?</text:p>
          </table:table-cell>
        </table:table-row>
        <table:table-row table:style-name="ro2">
          <table:table-cell office:value-type="string">
            <text:p>A G V ENTERPRISES LLC</text:p>
          </table:table-cell>
          <table:table-cell table:style-name="ce1" office:value-type="string">
            <text:p>A G V Enterprises Llc</text:p>
          </table:table-cell>
          <table:table-cell table:style-name="ce1" office:value-type="string">
            <text:p>a G V Enterprises LLC</text:p>
          </table:table-cell>
          <table:table-cell office:value-type="string">
            <text:p>corrected in Loki</text:p>
          </table:table-cell>
        </table:table-row>
        <table:table-row table:style-name="ro2">
          <table:table-cell office:value-type="string">
            <text:p>E &amp; R RESIDENTIAL LLC</text:p>
          </table:table-cell>
          <table:table-cell table:style-name="ce1" office:value-type="string">
            <text:p>E &amp; R Residential Llc</text:p>
          </table:table-cell>
          <table:table-cell table:style-name="ce3" office:value-type="string">
            <text:p>E &amp; R Residential LLC</text:p>
          </table:table-cell>
          <table:table-cell/>
        </table:table-row>
        <table:table-row table:style-name="ro2">
          <table:table-cell office:value-type="string">
            <text:p>DANIEL LICHVAR||LYNORA LICHVAR</text:p>
          </table:table-cell>
          <table:table-cell table:style-name="ce2" office:value-type="string">
            <text:p>Lichvar Daniel and Lichvar Lynora</text:p>
          </table:table-cell>
          <table:table-cell table:style-name="ce3" office:value-type="string">
            <text:p>Daniel and Lynora Lichvar</text:p>
          </table:table-cell>
          <table:table-cell/>
        </table:table-row>
        <table:table-row table:style-name="ro2">
          <table:table-cell office:value-type="string">
            <text:p>KENNETH E APPLEY JR</text:p>
          </table:table-cell>
          <table:table-cell table:style-name="ce1" office:value-type="string">
            <text:p>Kenneth E Appley Jr</text:p>
          </table:table-cell>
          <table:table-cell table:style-name="ce3" office:value-type="string">
            <text:p>Kenneth E. Appley Jr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INGRID A DEANGELIS AKA||INGRID M DEANGELIS FKA||INGRID A MCFARLANE||ANGRID A MCFARLANE AKA</text:p>
          </table:table-cell>
          <table:table-cell table:style-name="ce4" office:value-type="string">
            <text:p>Also known as Ingrid A Deangelis, Ingrid M Deangelis, Ingrid A McFarlane and Angrid A McFarlane</text:p>
          </table:table-cell>
          <table:table-cell table:style-name="ce4" office:value-type="string">
            <text:p>Ingrid A. Deangelis (also known as), Ingrid M. Deangelis (formerly known as), Ingrid A. McFarlane and Angrid A. McFarlane (also known as)</text:p>
          </table:table-cell>
          <table:table-cell office:value-type="string">
            <text:p>preference?</text:p>
          </table:table-cell>
        </table:table-row>
        <table:table-row table:style-name="ro2">
          <table:table-cell office:value-type="string">
            <text:p>RELOCATION ADVANTAGE LLC</text:p>
          </table:table-cell>
          <table:table-cell table:style-name="ce1" office:value-type="string">
            <text:p>Relocation Advantage Llc</text:p>
          </table:table-cell>
          <table:table-cell table:style-name="ce3" office:value-type="string">
            <text:p>Relocation Advantage LLC</text:p>
          </table:table-cell>
          <table:table-cell/>
        </table:table-row>
        <table:table-row table:style-name="ro2">
          <table:table-cell office:value-type="string">
            <text:p>ALINE POLIMENI||ANGEL B POLIMENI</text:p>
          </table:table-cell>
          <table:table-cell table:style-name="ce2" office:value-type="string">
            <text:p>Polimeni Aline and Angel B Polimeni</text:p>
          </table:table-cell>
          <table:table-cell table:style-name="ce3" office:value-type="string">
            <text:p>Aline and Angel B. Polimeni</text:p>
          </table:table-cell>
          <table:table-cell/>
        </table:table-row>
        <table:table-row table:style-name="ro2">
          <table:table-cell office:value-type="string">
            <text:p>CAROLE HOFFMANN</text:p>
          </table:table-cell>
          <table:table-cell table:style-name="ce2" office:value-type="string">
            <text:p>Hoffmann Carole</text:p>
          </table:table-cell>
          <table:table-cell table:style-name="ce3" office:value-type="string">
            <text:p>Carole Hoffmann</text:p>
          </table:table-cell>
          <table:table-cell/>
        </table:table-row>
        <table:table-row table:style-name="ro2">
          <table:table-cell office:value-type="string">
            <text:p>BENJAMIN BLACKWELDER||ERIN BLACKWELDER</text:p>
          </table:table-cell>
          <table:table-cell table:style-name="ce2" office:value-type="string">
            <text:p>Blackwelder Benjamin and Blackwelder Erin</text:p>
          </table:table-cell>
          <table:table-cell table:style-name="ce3" office:value-type="string">
            <text:p>Benjamin and Erin Blackwelder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CHRISTOPHER T ASHE||MINDY S ASHE</text:p>
          </table:table-cell>
          <table:table-cell table:style-name="ce1" office:value-type="string">
            <text:p>Christopher T Ashe and Mindy S Ashe</text:p>
          </table:table-cell>
          <table:table-cell table:style-name="ce3" office:value-type="string">
            <text:p>Christopher T. and Mindy S. Ashe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LINDA S MURPHY||JOHN F RUSSO||KEVIN F RUSSO||MARK A RUSSO</text:p>
          </table:table-cell>
          <table:table-cell table:style-name="ce2" office:value-type="string">
            <text:p>Linda S Murphy, John F Russo, Kevin F Russo and Mark A Russo</text:p>
          </table:table-cell>
          <table:table-cell table:style-name="ce3" office:value-type="string">
            <text:p>Linda S. Murphy and John F., Kevin F. and Mark A. Russo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DONALD D SINGER</text:p>
          </table:table-cell>
          <table:table-cell table:style-name="ce1" office:value-type="string">
            <text:p>Donald D Singer</text:p>
          </table:table-cell>
          <table:table-cell table:style-name="ce3" office:value-type="string">
            <text:p>Donald D. Singer</text:p>
          </table:table-cell>
          <table:table-cell/>
        </table:table-row>
        <table:table-row table:style-name="ro2">
          <table:table-cell office:value-type="string">
            <text:p>HELENE KENDE</text:p>
          </table:table-cell>
          <table:table-cell table:style-name="ce2" office:value-type="string">
            <text:p>Kende Helene</text:p>
          </table:table-cell>
          <table:table-cell table:style-name="ce3" office:value-type="string">
            <text:p>Helene Kende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SAMUEL D SIRKIN</text:p>
          </table:table-cell>
          <table:table-cell table:style-name="ce1" office:value-type="string">
            <text:p>Samuel D Sirkin</text:p>
          </table:table-cell>
          <table:table-cell table:style-name="ce3" office:value-type="string">
            <text:p>Samuel D. Sirkin</text:p>
          </table:table-cell>
          <table:table-cell/>
        </table:table-row>
        <table:table-row table:style-name="ro2">
          <table:table-cell office:value-type="string">
            <text:p>ROBERT C MELCHIONNO</text:p>
          </table:table-cell>
          <table:table-cell table:style-name="ce1" office:value-type="string">
            <text:p>Robert C Melchionno</text:p>
          </table:table-cell>
          <table:table-cell table:style-name="ce3" office:value-type="string">
            <text:p>Robert C. Melchionno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BONCHER, LORI</text:p>
          </table:table-cell>
          <table:table-cell table:style-name="ce3" office:value-type="string">
            <text:p>Lori Boncher</text:p>
          </table:table-cell>
          <table:table-cell table:style-name="ce3" office:value-type="string">
            <text:p>Lori Boncher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JASON FUTOMA||CATHERINE FUTOMA</text:p>
          </table:table-cell>
          <table:table-cell table:style-name="ce2" office:value-type="string">
            <text:p>Futoma Jason and Futoma Catherine</text:p>
          </table:table-cell>
          <table:table-cell table:style-name="ce3" office:value-type="string">
            <text:p>Jason and Catherine Futoma</text:p>
          </table:table-cell>
          <table:table-cell/>
        </table:table-row>
        <table:table-row table:style-name="ro2">
          <table:table-cell office:value-type="string">
            <text:p>VALERIE A GALLO</text:p>
          </table:table-cell>
          <table:table-cell table:style-name="ce1" office:value-type="string">
            <text:p>Valerie A Gallo</text:p>
          </table:table-cell>
          <table:table-cell table:style-name="ce3" office:value-type="string">
            <text:p>Valerie A. Gallo</text:p>
          </table:table-cell>
          <table:table-cell/>
        </table:table-row>
        <table:table-row table:style-name="ro2">
          <table:table-cell office:value-type="string">
            <text:p>MARION D DALZELL</text:p>
          </table:table-cell>
          <table:table-cell table:style-name="ce1" office:value-type="string">
            <text:p>Marion D Dalzell</text:p>
          </table:table-cell>
          <table:table-cell table:style-name="ce3" office:value-type="string">
            <text:p>Marion D. Dalzell</text:p>
          </table:table-cell>
          <table:table-cell/>
        </table:table-row>
        <table:table-row table:style-name="ro1">
          <table:table-cell office:value-type="string">
            <text:p>ANDREA J BRYAN||EDWARD J BRYAN II</text:p>
          </table:table-cell>
          <table:table-cell table:style-name="ce1" office:value-type="string">
            <text:p>Andrea J Bryan and Edward J Bryan II</text:p>
          </table:table-cell>
          <table:table-cell table:style-name="ce3" office:value-type="string">
            <text:p>Andrea J. Bryan and Edward J. Bryan II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KAREN LUMPUY||MARCUS LUMPUY</text:p>
          </table:table-cell>
          <table:table-cell table:style-name="ce2" office:value-type="string">
            <text:p>Lumpuy Karen and Lumpuy Marcus</text:p>
          </table:table-cell>
          <table:table-cell table:style-name="ce3" office:value-type="string">
            <text:p>Karen and Marcus Lumpuy</text:p>
          </table:table-cell>
          <table:table-cell/>
        </table:table-row>
        <table:table-row table:style-name="ro2">
          <table:table-cell office:value-type="string">
            <text:p>RAYMOND ANDERSON PROPERTIES LLC</text:p>
          </table:table-cell>
          <table:table-cell table:style-name="ce1" office:value-type="string">
            <text:p>Raymond Anderson Properties Llc</text:p>
          </table:table-cell>
          <table:table-cell table:style-name="ce3" office:value-type="string">
            <text:p>Raymond Anderson Properties LLC</text:p>
          </table:table-cell>
          <table:table-cell/>
        </table:table-row>
        <table:table-row table:style-name="ro1">
          <table:table-cell office:value-type="string">
            <text:p>JAMES E LYNCH JR</text:p>
          </table:table-cell>
          <table:table-cell table:style-name="ce1" office:value-type="string">
            <text:p>James E Lynch Jr</text:p>
          </table:table-cell>
          <table:table-cell table:style-name="ce3" office:value-type="string">
            <text:p>James E. Lynch Jr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KEITH G WHITAKER||TEMPLE W WHITAKER</text:p>
          </table:table-cell>
          <table:table-cell table:style-name="ce1" office:value-type="string">
            <text:p>Keith G Whitaker and Temple W Whitaker</text:p>
          </table:table-cell>
          <table:table-cell table:style-name="ce3" office:value-type="string">
            <text:p>Keith G. and Temple W. Whitaker</text:p>
          </table:table-cell>
          <table:table-cell/>
        </table:table-row>
        <table:table-row table:style-name="ro2">
          <table:table-cell office:value-type="string">
            <text:p>JOHN MITOLA</text:p>
          </table:table-cell>
          <table:table-cell table:style-name="ce2" office:value-type="string">
            <text:p>Mitola John</text:p>
          </table:table-cell>
          <table:table-cell table:style-name="ce3" office:value-type="string">
            <text:p>John Mitola</text:p>
          </table:table-cell>
          <table:table-cell/>
        </table:table-row>
        <table:table-row table:style-name="ro2">
          <table:table-cell office:value-type="string">
            <text:p>SIRVA RELOCATION LLC</text:p>
          </table:table-cell>
          <table:table-cell table:style-name="ce1" office:value-type="string">
            <text:p>Sirva Relocation Llc</text:p>
          </table:table-cell>
          <table:table-cell table:style-name="ce3" office:value-type="string">
            <text:p>Sirva Relocation LLC</text:p>
          </table:table-cell>
          <table:table-cell/>
        </table:table-row>
        <table:table-row table:style-name="ro2">
          <table:table-cell office:value-type="string">
            <text:p>PORCO CONSTRUCTION INC</text:p>
          </table:table-cell>
          <table:table-cell table:style-name="ce1" office:value-type="string">
            <text:p>Porco Construction Inc</text:p>
          </table:table-cell>
          <table:table-cell table:style-name="ce3" office:value-type="string">
            <text:p>Porco Construction Inc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LYNN G FORTIN||PHILIP L FORTIN</text:p>
          </table:table-cell>
          <table:table-cell table:style-name="ce2" office:value-type="string">
            <text:p>Lynn G Fortin and Philip L Fortin</text:p>
          </table:table-cell>
          <table:table-cell table:style-name="ce3" office:value-type="string">
            <text:p>Lynn G. and Philip L. Forti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ROBERT JACOBS GUARD FOR||WILLIAM JOSEPH JACOBS</text:p>
          </table:table-cell>
          <table:table-cell table:style-name="ce2" office:value-type="string">
            <text:p>Jacobs Guard For Robert and Joseph Jacobs William</text:p>
          </table:table-cell>
          <table:table-cell table:style-name="ce2" office:value-type="string">
            <text:p>Robert Jacobs Guard for and William Joseph Jacobs</text:p>
          </table:table-cell>
          <table:table-cell office:value-type="string">
            <text:p>I guess we can special case this?</text:p>
          </table:table-cell>
        </table:table-row>
        <table:table-row table:style-name="ro1">
          <table:table-cell office:value-type="string">
            <text:p>WILLIAM R THOMAS IV||MARY H THOMAS</text:p>
          </table:table-cell>
          <table:table-cell table:style-name="ce1" office:value-type="string">
            <text:p>William R Thomas IV and Mary H Thomas</text:p>
          </table:table-cell>
          <table:table-cell table:style-name="ce3" office:value-type="string">
            <text:p>William R. Thomas IV and Mary H. Thomas</text:p>
          </table:table-cell>
          <table:table-cell/>
        </table:table-row>
        <table:table-row table:style-name="ro2">
          <table:table-cell office:value-type="string">
            <text:p>MARY LOU HUISKING</text:p>
          </table:table-cell>
          <table:table-cell table:style-name="ce2" office:value-type="string">
            <text:p>Lou Huisking Mary</text:p>
          </table:table-cell>
          <table:table-cell table:style-name="ce3" office:value-type="string">
            <text:p>Mary Lou Huisking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THEODORE S ZAFIRIS</text:p>
          </table:table-cell>
          <table:table-cell table:style-name="ce1" office:value-type="string">
            <text:p>Theodore S Zafiris</text:p>
          </table:table-cell>
          <table:table-cell table:style-name="ce3" office:value-type="string">
            <text:p>Theodore S. Zafiris</text:p>
          </table:table-cell>
          <table:table-cell/>
        </table:table-row>
        <table:table-row table:style-name="ro2">
          <table:table-cell office:value-type="string">
            <text:p>LIBERTY AT NEWTOWN LLC</text:p>
          </table:table-cell>
          <table:table-cell table:style-name="ce1" office:value-type="string">
            <text:p>Liberty At Newtown Llc</text:p>
          </table:table-cell>
          <table:table-cell table:style-name="ce3" office:value-type="string">
            <text:p>Liberty at Newtown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>
            <text:p>J RICHARD MCLACHLAN EST OF</text:p>
          </table:table-cell>
          <table:table-cell table:style-name="ce2" office:value-type="string">
            <text:p>McLachlan J Richard (Estate)</text:p>
          </table:table-cell>
          <table:table-cell table:style-name="ce3" office:value-type="string">
            <text:p>J. Richard McLachlan (estate)</text:p>
          </table:table-cell>
          <table:table-cell/>
        </table:table-row>
        <table:table-row table:style-name="ro2">
          <table:table-cell office:value-type="string">
            <text:p>MICHAEL BOCCUZZI</text:p>
          </table:table-cell>
          <table:table-cell table:style-name="ce2" office:value-type="string">
            <text:p>Boccuzzi Michael</text:p>
          </table:table-cell>
          <table:table-cell table:style-name="ce3" office:value-type="string">
            <text:p>Michael Boccuzzi</text:p>
          </table:table-cell>
          <table:table-cell/>
        </table:table-row>
        <table:table-row table:style-name="ro1">
          <table:table-cell office:value-type="string">
            <text:p>CARL BECK EST OF</text:p>
          </table:table-cell>
          <table:table-cell table:style-name="ce2" office:value-type="string">
            <text:p>Beck Carl (Estate)</text:p>
          </table:table-cell>
          <table:table-cell table:style-name="ce3" office:value-type="string">
            <text:p>Carl Beck (estate)</text:p>
          </table:table-cell>
          <table:table-cell/>
        </table:table-row>
        <table:table-row table:style-name="ro2">
          <table:table-cell office:value-type="string">
            <text:p>GENNAO L DINAPOLI</text:p>
          </table:table-cell>
          <table:table-cell table:style-name="ce1" office:value-type="string">
            <text:p>Gennao L Dinapoli</text:p>
          </table:table-cell>
          <table:table-cell table:style-name="ce3" office:value-type="string">
            <text:p>Gennao L. Dinapoli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NULL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>
            <text:p>TRUST FOR PUBLIC LAND INC</text:p>
          </table:table-cell>
          <table:table-cell table:style-name="ce1" office:value-type="string">
            <text:p>Trust For Public Land Inc</text:p>
          </table:table-cell>
          <table:table-cell table:style-name="ce3" office:value-type="string">
            <text:p>Trust for Public Land Inc.</text:p>
          </table:table-cell>
          <table:table-cell/>
        </table:table-row>
        <table:table-row table:style-name="ro2">
          <table:table-cell office:value-type="string">
            <text:p>DANIEL RICKERMAN||STEPHANIE RICKERMAN</text:p>
          </table:table-cell>
          <table:table-cell table:style-name="ce2" office:value-type="string">
            <text:p>Rickerman Daniel and Rickerman Stephanie</text:p>
          </table:table-cell>
          <table:table-cell table:style-name="ce3" office:value-type="string">
            <text:p>Daniel and Stephanie Rickerma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CHARLES S SPATH JR||SUSAN ANN SPATH</text:p>
          </table:table-cell>
          <table:table-cell office:value-type="string">
            <text:p>Charles S Spath Jr and Ann Spath Susan</text:p>
          </table:table-cell>
          <table:table-cell office:value-type="string">
            <text:p>Charles S. Spath Jr. and Susan Ann Spath</text:p>
          </table:table-cell>
          <table:table-cell/>
        </table:table-row>
        <table:table-row table:style-name="ro1">
          <table:table-cell office:value-type="string">
            <text:p>SANDRA C MUNGER</text:p>
          </table:table-cell>
          <table:table-cell office:value-type="string">
            <text:p>Sandra C Munger</text:p>
          </table:table-cell>
          <table:table-cell office:value-type="string">
            <text:p>Sandra C. Munger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JOHN M VICHIOLA</text:p>
          </table:table-cell>
          <table:table-cell office:value-type="string">
            <text:p>John M Vichiola</text:p>
          </table:table-cell>
          <table:table-cell office:value-type="string">
            <text:p>John M. Vichiola</text:p>
          </table:table-cell>
          <table:table-cell/>
        </table:table-row>
        <table:table-row table:style-name="ro1">
          <table:table-cell office:value-type="string">
            <text:p>RICHARD G DIPAOLA</text:p>
          </table:table-cell>
          <table:table-cell office:value-type="string">
            <text:p>Richard G Dipaola</text:p>
          </table:table-cell>
          <table:table-cell office:value-type="string">
            <text:p>Richard G. Dipaola</text:p>
          </table:table-cell>
          <table:table-cell/>
        </table:table-row>
        <table:table-row table:style-name="ro1">
          <table:table-cell office:value-type="string">
            <text:p>ROBERT HARMONAY</text:p>
          </table:table-cell>
          <table:table-cell office:value-type="string">
            <text:p>Harmonay Robert</text:p>
          </table:table-cell>
          <table:table-cell office:value-type="string">
            <text:p>Robert Harmonay</text:p>
          </table:table-cell>
          <table:table-cell/>
        </table:table-row>
        <table:table-row table:style-name="ro1">
          <table:table-cell office:value-type="string">
            <text:p>RICHARD TAYLOR||BONNIE JEAN HAEGER</text:p>
          </table:table-cell>
          <table:table-cell office:value-type="string">
            <text:p>Taylor Richard and Jean Haeger Bonnie</text:p>
          </table:table-cell>
          <table:table-cell office:value-type="string">
            <text:p>Richard Taylor and Bonnie Jean Haeger</text:p>
          </table:table-cell>
          <table:table-cell/>
        </table:table-row>
        <table:table-row table:style-name="ro1">
          <table:table-cell office:value-type="string">
            <text:p>ALAN J HAMMAR||NANCY B HAMMAR</text:p>
          </table:table-cell>
          <table:table-cell office:value-type="string">
            <text:p>Alan J Hammar and Nancy B Hammar</text:p>
          </table:table-cell>
          <table:table-cell office:value-type="string">
            <text:p>Alan J. and Nancy B. Hammar</text:p>
          </table:table-cell>
          <table:table-cell/>
        </table:table-row>
        <table:table-row table:style-name="ro1">
          <table:table-cell office:value-type="string">
            <text:p>J S M ASSOCIATES LLC</text:p>
          </table:table-cell>
          <table:table-cell office:value-type="string">
            <text:p>J S M Associates Llc</text:p>
          </table:table-cell>
          <table:table-cell office:value-type="string">
            <text:p>J S M Associates LLC</text:p>
          </table:table-cell>
          <table:table-cell/>
        </table:table-row>
        <table:table-row table:style-name="ro1">
          <table:table-cell office:value-type="string">
            <text:p>DEUTSCHE BK NATL TRUST</text:p>
          </table:table-cell>
          <table:table-cell office:value-type="string">
            <text:p>Deutsche Bk Natl (Trust)</text:p>
          </table:table-cell>
          <table:table-cell office:value-type="string">
            <text:p>Deutsche Bank National (trust)</text:p>
          </table:table-cell>
          <table:table-cell/>
        </table:table-row>
        <table:table-row table:style-name="ro1">
          <table:table-cell office:value-type="string">
            <text:p>JOYCE HANNAH</text:p>
          </table:table-cell>
          <table:table-cell office:value-type="string">
            <text:p>Hannah Joyce</text:p>
          </table:table-cell>
          <table:table-cell office:value-type="string">
            <text:p>Joyce Hannah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SANGEETA BATRA||SURINDER P BATRA</text:p>
          </table:table-cell>
          <table:table-cell office:value-type="string">
            <text:p>Batra Sangeeta and Surinder P Batra</text:p>
          </table:table-cell>
          <table:table-cell office:value-type="string">
            <text:p>Sangeeta and Surinder P. Batra</text:p>
          </table:table-cell>
          <table:table-cell/>
        </table:table-row>
        <table:table-row table:style-name="ro1">
          <table:table-cell office:value-type="string">
            <text:p>JAMES F WALSH</text:p>
          </table:table-cell>
          <table:table-cell office:value-type="string">
            <text:p>James F Walsh</text:p>
          </table:table-cell>
          <table:table-cell office:value-type="string">
            <text:p>James F. Walsh</text:p>
          </table:table-cell>
          <table:table-cell/>
        </table:table-row>
        <table:table-row table:style-name="ro1">
          <table:table-cell office:value-type="string">
            <text:p>MICHAEL J HUSHION</text:p>
          </table:table-cell>
          <table:table-cell office:value-type="string">
            <text:p>Michael J Hushion</text:p>
          </table:table-cell>
          <table:table-cell office:value-type="string">
            <text:p>Michael J. Hushion</text:p>
          </table:table-cell>
          <table:table-cell/>
        </table:table-row>
        <table:table-row table:style-name="ro1">
          <table:table-cell office:value-type="string">
            <text:p>EXIT 10 I 84 ASSOCIATES I &amp; II</text:p>
          </table:table-cell>
          <table:table-cell table:number-columns-repeated="2" office:value-type="string">
            <text:p>Exit 10 I 84 Associates I &amp; II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DIANA L ALLWEIN</text:p>
          </table:table-cell>
          <table:table-cell office:value-type="string">
            <text:p>Diana L Allwein</text:p>
          </table:table-cell>
          <table:table-cell office:value-type="string">
            <text:p>Diana L. Allwein</text:p>
          </table:table-cell>
          <table:table-cell/>
        </table:table-row>
        <table:table-row table:style-name="ro1">
          <table:table-cell office:value-type="string">
            <text:p>DAVID D ROWE||SHARON L ROWE</text:p>
          </table:table-cell>
          <table:table-cell office:value-type="string">
            <text:p>David D Rowe and Sharon L Rowe</text:p>
          </table:table-cell>
          <table:table-cell office:value-type="string">
            <text:p>David D. and Sharon L. Rowe</text:p>
          </table:table-cell>
          <table:table-cell/>
        </table:table-row>
        <table:table-row table:style-name="ro1">
          <table:table-cell office:value-type="string">
            <text:p>MARY MARGARET HAIGHT PHILLIPS EST OF AKA||MARGARET H PHILLIPS AKA||M MARGARET PHILLIPS||JOHN ANTHONY PHILLIPS||CATHRYN ELIZABETH PHILLIPS</text:p>
          </table:table-cell>
          <table:table-cell office:value-type="string">
            <text:p>Also known as Margaret Haight Phillips Mary (Estate), Margaret H Phillips, Phillips M Margaret, Anthony Phillips John and Elizabeth Phillips Cathryn</text:p>
          </table:table-cell>
          <table:table-cell office:value-type="string">
            <text:p>Mary Margaret Haight Phillips (estate) (also known as) and John Anthony and Cathryn Elizabeth Phillips</text:p>
          </table:table-cell>
          <table:table-cell/>
        </table:table-row>
        <table:table-row table:style-name="ro1">
          <table:table-cell office:value-type="string">
            <text:p>ANGELA B KARLSON</text:p>
          </table:table-cell>
          <table:table-cell office:value-type="string">
            <text:p>Angela B Karlson</text:p>
          </table:table-cell>
          <table:table-cell office:value-type="string">
            <text:p>Angela B. Karlson</text:p>
          </table:table-cell>
          <table:table-cell/>
        </table:table-row>
        <table:table-row table:style-name="ro1">
          <table:table-cell office:value-type="string">
            <text:p>PATRICK D SMITH||LAURA J SMITH</text:p>
          </table:table-cell>
          <table:table-cell office:value-type="string">
            <text:p>Patrick D Smith and Laura J Smith</text:p>
          </table:table-cell>
          <table:table-cell office:value-type="string">
            <text:p>Patrick D. and Laura J. Smith</text:p>
          </table:table-cell>
          <table:table-cell/>
        </table:table-row>
        <table:table-row table:style-name="ro1">
          <table:table-cell office:value-type="string">
            <text:p>BRIDGET L KELLOGG||KENNETH W KELLOGG</text:p>
          </table:table-cell>
          <table:table-cell office:value-type="string">
            <text:p>Bridget L Kellogg and Kenneth W Kellogg</text:p>
          </table:table-cell>
          <table:table-cell office:value-type="string">
            <text:p>Bridget L. and Kenneth W. Kellogg</text:p>
          </table:table-cell>
          <table:table-cell/>
        </table:table-row>
        <table:table-row table:style-name="ro1">
          <table:table-cell office:value-type="string">
            <text:p>BERNHARD THOMAS LLC</text:p>
          </table:table-cell>
          <table:table-cell office:value-type="string">
            <text:p>Bernhard Thomas Llc</text:p>
          </table:table-cell>
          <table:table-cell office:value-type="string">
            <text:p>Bernhard Thomas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ANCY MCCARTHY</text:p>
          </table:table-cell>
          <table:table-cell office:value-type="string">
            <text:p>McCarthy Nancy</text:p>
          </table:table-cell>
          <table:table-cell office:value-type="string">
            <text:p>Nancy McCarthy</text:p>
          </table:table-cell>
          <table:table-cell/>
        </table:table-row>
        <table:table-row table:style-name="ro1">
          <table:table-cell office:value-type="string">
            <text:p>MEGAN PARSONS AKA||MARGARET M PARSONS</text:p>
          </table:table-cell>
          <table:table-cell office:value-type="string">
            <text:p>Also known as Parsons Megan and Margaret M Parsons</text:p>
          </table:table-cell>
          <table:table-cell office:value-type="string">
            <text:p>Megan Parsons (also known as) and Margaret M. Parsons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EVELYN W WATTS||WILLIAM A WATTS</text:p>
          </table:table-cell>
          <table:table-cell office:value-type="string">
            <text:p>Evelyn W Watts and William A Watts</text:p>
          </table:table-cell>
          <table:table-cell office:value-type="string">
            <text:p>Evelyn W. and William A. Watts</text:p>
          </table:table-cell>
          <table:table-cell/>
        </table:table-row>
        <table:table-row table:style-name="ro1">
          <table:table-cell office:value-type="string">
            <text:p>ALL PHASE CUSTOM BUILDERS LLC</text:p>
          </table:table-cell>
          <table:table-cell office:value-type="string">
            <text:p>All Phase Custom Builders Llc</text:p>
          </table:table-cell>
          <table:table-cell office:value-type="string">
            <text:p>All Phase Custom Builders LLC</text:p>
          </table:table-cell>
          <table:table-cell/>
        </table:table-row>
        <table:table-row table:style-name="ro1">
          <table:table-cell office:value-type="string">
            <text:p>MARGO DUDAS</text:p>
          </table:table-cell>
          <table:table-cell office:value-type="string">
            <text:p>Dudas Margo</text:p>
          </table:table-cell>
          <table:table-cell office:value-type="string">
            <text:p>Margo Dudas</text:p>
          </table:table-cell>
          <table:table-cell/>
        </table:table-row>
        <table:table-row table:style-name="ro1">
          <table:table-cell office:value-type="string">
            <text:p>CHRISTOPHER L SODER||REBECCA A SODER</text:p>
          </table:table-cell>
          <table:table-cell office:value-type="string">
            <text:p>Christopher L Soder and Rebecca A Soder</text:p>
          </table:table-cell>
          <table:table-cell office:value-type="string">
            <text:p>Christopher L. and Rebecca A. Soder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 S B C BK USA NA TR</text:p>
          </table:table-cell>
          <table:table-cell office:value-type="string">
            <text:p>H S B C Bk Usa Na (Trust)</text:p>
          </table:table-cell>
          <table:table-cell office:value-type="string">
            <text:p>H. S. B. C. Bank USA Na (trust)</text:p>
          </table:table-cell>
          <table:table-cell/>
        </table:table-row>
        <table:table-row table:style-name="ro1">
          <table:table-cell office:value-type="string">
            <text:p>CYNTHIA L VOGEL</text:p>
          </table:table-cell>
          <table:table-cell office:value-type="string">
            <text:p>Cynthia L Vogel</text:p>
          </table:table-cell>
          <table:table-cell office:value-type="string">
            <text:p>Cynthia L. Vogel</text:p>
          </table:table-cell>
          <table:table-cell/>
        </table:table-row>
        <table:table-row table:style-name="ro1">
          <table:table-cell office:value-type="string">
            <text:p>KATHRYN J FEHER</text:p>
          </table:table-cell>
          <table:table-cell office:value-type="string">
            <text:p>Kathryn J Feher</text:p>
          </table:table-cell>
          <table:table-cell office:value-type="string">
            <text:p>Kathryn J. Feher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OMESTEADS AT NEWTOWN LLC||CONN STATE OF||KONOVER CONSTRUCTION CORP||ALLSTATE INTERIORS INC||ELECTRICAL CONTRACTORS INC||CONN BUSINESS CREDIT INC||UNITED WATER CONN INC||MILONE &amp; MACBROOM INC||REGAL GROUP||KAMCO SUPPLY CORP DBA||KAMCO COLONY||TANGUAY CONSTRUCTION INC||RICHARD HAUMANN DBA||MARKETING PARTNERS GROUP||SMITH ART DIRECTION &amp; DESIGN LLC||B C I INC DBA||BUTLER CO||COUNTERMEASURES LLC||HOUSATONIC PUBLICATIONS||NEW HAVEN SAV BK||NEW HAVEN MORTGAGE REFINANCE INC</text:p>
          </table:table-cell>
          <table:table-cell office:value-type="string">
            <text:p>Homesteads At Newtown Llc, Conn State Of, Konover Construction Corp, Allstate Interiors Inc, Electrical Contractors Inc, Conn Business Credit Inc, United Water Conn Inc, Milone &amp; Macbroom Inc, Regal Group, Kamco Supply Corp, Colony Kamco, Tanguay Construction Inc, Haumann Richard, Marketing Partners Group, Smith Art Direction &amp; Design Llc, B C I Inc, Butler Co, Countermeasures Llc, Publications Housatonic Savings Bank, Haven New and New Haven Mortgage Refinance Inc</text:p>
          </table:table-cell>
          <table:table-cell office:value-type="string">
            <text:p>Homesteads at Newtown LLC, Conn State of, Konover Construction Corp., Allstate Interiors Inc., Electrical Contractors Inc., Conn Business Credit Inc., United Water Conn Inc., Milone &amp; MacBroom Inc., Regal Group, Kamco Supply Corp. DBA, Kamco Colony, Tanguay Construction Inc., Richard Haumann DBA, Marketing Partners Group, Smith Art Direction &amp; Design LLC, B C I DBA Inc., Butler Co., Countermeasures LLC, Housatonic Publications, New Haven Sav Bank and New Haven Mortgage Refinance Inc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ANNA G CSEH</text:p>
          </table:table-cell>
          <table:table-cell office:value-type="string">
            <text:p>Anna G Cseh</text:p>
          </table:table-cell>
          <table:table-cell office:value-type="string">
            <text:p>Anna G. Cseh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MICHAEL R PURA||LAUREN S PURA</text:p>
          </table:table-cell>
          <table:table-cell office:value-type="string">
            <text:p>Michael R Pura and Lauren S Pura</text:p>
          </table:table-cell>
          <table:table-cell office:value-type="string">
            <text:p>Michael R. and Lauren S. Pura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JOSEPH J DONOVAN||DOROTHY DONOVAN</text:p>
          </table:table-cell>
          <table:table-cell office:value-type="string">
            <text:p>Joseph J Donovan and Donovan Dorothy</text:p>
          </table:table-cell>
          <table:table-cell office:value-type="string">
            <text:p>Joseph J. and Dorothy Donovan</text:p>
          </table:table-cell>
          <table:table-cell/>
        </table:table-row>
        <table:table-row table:style-name="ro1">
          <table:table-cell office:value-type="string">
            <text:p>LINDA A GARNER</text:p>
          </table:table-cell>
          <table:table-cell office:value-type="string">
            <text:p>Linda A Garner</text:p>
          </table:table-cell>
          <table:table-cell office:value-type="string">
            <text:p>Linda A. Garner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GEORGE B WEINER||CATHERINE E ADSITT</text:p>
          </table:table-cell>
          <table:table-cell office:value-type="string">
            <text:p>George B Weiner and Catherine E Adsitt</text:p>
          </table:table-cell>
          <table:table-cell office:value-type="string">
            <text:p>George B. Weiner and Catherine E. Adsitt</text:p>
          </table:table-cell>
          <table:table-cell/>
        </table:table-row>
        <table:table-row table:style-name="ro1">
          <table:table-cell office:value-type="string">
            <text:p>SCOT L GOLDBERG</text:p>
          </table:table-cell>
          <table:table-cell office:value-type="string">
            <text:p>Scot L Goldberg</text:p>
          </table:table-cell>
          <table:table-cell office:value-type="string">
            <text:p>Scot L. Goldberg</text:p>
          </table:table-cell>
          <table:table-cell/>
        </table:table-row>
        <table:table-row table:style-name="ro1">
          <table:table-cell office:value-type="string">
            <text:p>WHELAN HOMES LLC</text:p>
          </table:table-cell>
          <table:table-cell office:value-type="string">
            <text:p>Whelan Homes Llc</text:p>
          </table:table-cell>
          <table:table-cell office:value-type="string">
            <text:p>Whelan Homes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MAURIZIO ARIENZO||WENDY A ARIENZO</text:p>
          </table:table-cell>
          <table:table-cell office:value-type="string">
            <text:p>Arienzo Maurizio and Wendy A Arienzo</text:p>
          </table:table-cell>
          <table:table-cell office:value-type="string">
            <text:p>Maurizio and Wendy A. Arienzo</text:p>
          </table:table-cell>
          <table:table-cell/>
        </table:table-row>
        <table:table-row table:style-name="ro1">
          <table:table-cell office:value-type="string">
            <text:p>BRIDGEPORT ROMAN CATHOLIC DIOCESAN CORP</text:p>
          </table:table-cell>
          <table:table-cell office:value-type="string">
            <text:p>Bridgeport Roman Catholic Diocesan Corp</text:p>
          </table:table-cell>
          <table:table-cell office:value-type="string">
            <text:p>Bridgeport Roman Catholic Diocesan Corp.</text:p>
          </table:table-cell>
          <table:table-cell/>
        </table:table-row>
        <table:table-row table:style-name="ro1">
          <table:table-cell office:value-type="string">
            <text:p>CAROL A LEONE||MARIO F LEONE</text:p>
          </table:table-cell>
          <table:table-cell office:value-type="string">
            <text:p>Carol A Leone and Mario F Leone</text:p>
          </table:table-cell>
          <table:table-cell office:value-type="string">
            <text:p>Carol A. and Mario F. Leone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BANK OF NEW YORK MELLON FKA||BANK OF NEW YORK TR</text:p>
          </table:table-cell>
          <table:table-cell office:value-type="string">
            <text:p>Formerly Known As Bank Of New York Mellon</text:p>
          </table:table-cell>
          <table:table-cell office:value-type="string">
            <text:p>Bank of New York Mellon (formerly known as) and Bank of New York (trust)</text:p>
          </table:table-cell>
          <table:table-cell/>
        </table:table-row>
        <table:table-row table:style-name="ro1">
          <table:table-cell office:value-type="string">
            <text:p>KEVIN M CARROLL||VIRGINIA COTTY CARROLL</text:p>
          </table:table-cell>
          <table:table-cell office:value-type="string">
            <text:p>Kevin M Carroll and Cotty Carroll Virginia</text:p>
          </table:table-cell>
          <table:table-cell office:value-type="string">
            <text:p>Kevin M. and Virginia Cotty Carroll</text:p>
          </table:table-cell>
          <table:table-cell/>
        </table:table-row>
        <table:table-row table:style-name="ro1">
          <table:table-cell office:value-type="string">
            <text:p>CITIGROUP GLOBAL MARKETS REALTY CORP</text:p>
          </table:table-cell>
          <table:table-cell office:value-type="string">
            <text:p>Citigroup Global Markets Realty Corp</text:p>
          </table:table-cell>
          <table:table-cell office:value-type="string">
            <text:p>Citigroup Global Markets Realty Corp.</text:p>
          </table:table-cell>
          <table:table-cell/>
        </table:table-row>
        <table:table-row table:style-name="ro1">
          <table:table-cell office:value-type="string">
            <text:p>WILLIAM C EICK</text:p>
          </table:table-cell>
          <table:table-cell office:value-type="string">
            <text:p>William C Eick</text:p>
          </table:table-cell>
          <table:table-cell office:value-type="string">
            <text:p>William C. Eick</text:p>
          </table:table-cell>
          <table:table-cell/>
        </table:table-row>
        <table:table-row table:style-name="ro1">
          <table:table-cell office:value-type="string">
            <text:p>SALI PAJAZITI</text:p>
          </table:table-cell>
          <table:table-cell office:value-type="string">
            <text:p>Pajaziti Sali</text:p>
          </table:table-cell>
          <table:table-cell office:value-type="string">
            <text:p>Sali Pajaziti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DAVID FRENCH &amp; SONS BUILDERS LLC</text:p>
          </table:table-cell>
          <table:table-cell office:value-type="string">
            <text:p>David French &amp; Sons Builders Llc</text:p>
          </table:table-cell>
          <table:table-cell office:value-type="string">
            <text:p>David French &amp; Sons Builders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TRACEY MAGILL</text:p>
          </table:table-cell>
          <table:table-cell office:value-type="string">
            <text:p>Magill Tracey</text:p>
          </table:table-cell>
          <table:table-cell office:value-type="string">
            <text:p>Tracey Magill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PAUL R ZUVANICH</text:p>
          </table:table-cell>
          <table:table-cell office:value-type="string">
            <text:p>Paul R Zuvanich</text:p>
          </table:table-cell>
          <table:table-cell office:value-type="string">
            <text:p>Paul R. Zuvanich</text:p>
          </table:table-cell>
          <table:table-cell/>
        </table:table-row>
        <table:table-row table:style-name="ro1">
          <table:table-cell office:value-type="string">
            <text:p>JOSEPH J LAGANA BUILDERS INC</text:p>
          </table:table-cell>
          <table:table-cell office:value-type="string">
            <text:p>Joseph J Lagana Builders Inc</text:p>
          </table:table-cell>
          <table:table-cell office:value-type="string">
            <text:p>Joseph J Lagana Builders Inc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 S B C BK USA NA TR</text:p>
          </table:table-cell>
          <table:table-cell office:value-type="string">
            <text:p>H S B C Bk Usa Na (Trust)</text:p>
          </table:table-cell>
          <table:table-cell office:value-type="string">
            <text:p>H. S. B. C. Bank USA Na (trust)</text:p>
          </table:table-cell>
          <table:table-cell/>
        </table:table-row>
        <table:table-row table:style-name="ro1">
          <table:table-cell office:value-type="string">
            <text:p>ERIC C HANSON||KATHRYN M HANSON</text:p>
          </table:table-cell>
          <table:table-cell office:value-type="string">
            <text:p>Eric C Hanson and Kathryn M Hanson</text:p>
          </table:table-cell>
          <table:table-cell office:value-type="string">
            <text:p>Eric C. and Kathryn M. Hanso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GEORGIE MACHADO||CHARLES R SEARLES JR||ANN LOUISE JUE||MARY RHODA COOK||NANCY ANN FORCELLI</text:p>
          </table:table-cell>
          <table:table-cell office:value-type="string">
            <text:p>Machado Georgie, Charles R Searles Jr, Louise Jue Ann, Rhoda Cook Mary and Ann Forcelli Nancy</text:p>
          </table:table-cell>
          <table:table-cell office:value-type="string">
            <text:p>Georgie MacHado, Charles R. Searles Jr., Ann Louise Jue, Mary Rhoda Cook and Nancy Ann Forcelli</text:p>
          </table:table-cell>
          <table:table-cell/>
        </table:table-row>
        <table:table-row table:style-name="ro1">
          <table:table-cell office:value-type="string">
            <text:p>JODY D MURPHY</text:p>
          </table:table-cell>
          <table:table-cell office:value-type="string">
            <text:p>Jody D Murphy</text:p>
          </table:table-cell>
          <table:table-cell office:value-type="string">
            <text:p>Jody D. Murphy</text:p>
          </table:table-cell>
          <table:table-cell/>
        </table:table-row>
        <table:table-row table:style-name="ro1">
          <table:table-cell office:value-type="string">
            <text:p>H R T CONSTRUCTION LLC</text:p>
          </table:table-cell>
          <table:table-cell office:value-type="string">
            <text:p>H R T Construction Llc</text:p>
          </table:table-cell>
          <table:table-cell office:value-type="string">
            <text:p>H R T Construction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ANDREW H SACHS</text:p>
          </table:table-cell>
          <table:table-cell office:value-type="string">
            <text:p>Andrew H Sachs</text:p>
          </table:table-cell>
          <table:table-cell office:value-type="string">
            <text:p>Andrew H. Sachs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Luciano Procaccini Jr</text:p>
          </table:table-cell>
          <table:table-cell office:value-type="string">
            <text:p>Procaccini Luciano Jr</text:p>
          </table:table-cell>
          <table:table-cell office:value-type="string">
            <text:p>Luciano Procaccini Jr.</text:p>
          </table:table-cell>
          <table:table-cell/>
        </table:table-row>
        <table:table-row table:style-name="ro1">
          <table:table-cell office:value-type="string">
            <text:p>DOUGLAS G OTTON||MEG ELIZABETH OTTON</text:p>
          </table:table-cell>
          <table:table-cell office:value-type="string">
            <text:p>Douglas G Otton and Elizabeth Otton Meg</text:p>
          </table:table-cell>
          <table:table-cell office:value-type="string">
            <text:p>Douglas G. Otton and MEG Elizabeth Otto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KOICHI NISHIKIDA||MICHIKO NISHIKIDA</text:p>
          </table:table-cell>
          <table:table-cell office:value-type="string">
            <text:p>Nishikida Koichi and Nishikida Michiko</text:p>
          </table:table-cell>
          <table:table-cell office:value-type="string">
            <text:p>Koichi and Michiko Nishikida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ELIZABETH T KEATING</text:p>
          </table:table-cell>
          <table:table-cell office:value-type="string">
            <text:p>Elizabeth T Keating</text:p>
          </table:table-cell>
          <table:table-cell office:value-type="string">
            <text:p>Elizabeth T. Keating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RICHARD O GOODMAN</text:p>
          </table:table-cell>
          <table:table-cell office:value-type="string">
            <text:p>Richard O Goodman</text:p>
          </table:table-cell>
          <table:table-cell office:value-type="string">
            <text:p>Richard O. Goodman</text:p>
          </table:table-cell>
          <table:table-cell/>
        </table:table-row>
        <table:table-row table:style-name="ro1">
          <table:table-cell office:value-type="string">
            <text:p>GREEN HILLS HOMES INC</text:p>
          </table:table-cell>
          <table:table-cell office:value-type="string">
            <text:p>Green Hills Homes Inc</text:p>
          </table:table-cell>
          <table:table-cell office:value-type="string">
            <text:p>Green Hills Homes Inc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CHRISTOPHER K KERIN</text:p>
          </table:table-cell>
          <table:table-cell office:value-type="string">
            <text:p>Christopher K Kerin</text:p>
          </table:table-cell>
          <table:table-cell office:value-type="string">
            <text:p>Christopher K. Keri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DEBORAH A FELI</text:p>
          </table:table-cell>
          <table:table-cell office:value-type="string">
            <text:p>Deborah A Feli</text:p>
          </table:table-cell>
          <table:table-cell office:value-type="string">
            <text:p>Deborah A. Feli</text:p>
          </table:table-cell>
          <table:table-cell/>
        </table:table-row>
        <table:table-row table:style-name="ro1">
          <table:table-cell office:value-type="string">
            <text:p>JOHN K PEELING LLC</text:p>
          </table:table-cell>
          <table:table-cell office:value-type="string">
            <text:p>John K Peeling Llc</text:p>
          </table:table-cell>
          <table:table-cell office:value-type="string">
            <text:p>John K Peeling LLC</text:p>
          </table:table-cell>
          <table:table-cell/>
        </table:table-row>
        <table:table-row table:style-name="ro1">
          <table:table-cell office:value-type="string">
            <text:p>NANCY ELIS</text:p>
          </table:table-cell>
          <table:table-cell office:value-type="string">
            <text:p>Elis Nancy</text:p>
          </table:table-cell>
          <table:table-cell office:value-type="string">
            <text:p>Nancy Elis</text:p>
          </table:table-cell>
          <table:table-cell/>
        </table:table-row>
        <table:table-row table:style-name="ro1">
          <table:table-cell office:value-type="string">
            <text:p>GIANINE M CROWELL||PAUL J CROWELL</text:p>
          </table:table-cell>
          <table:table-cell office:value-type="string">
            <text:p>Gianine M Crowell and Paul J Crowell</text:p>
          </table:table-cell>
          <table:table-cell office:value-type="string">
            <text:p>Gianine M. and Paul J. Crowell</text:p>
          </table:table-cell>
          <table:table-cell/>
        </table:table-row>
        <table:table-row table:style-name="ro1">
          <table:table-cell office:value-type="string">
            <text:p>SUSAN P RUSCOE</text:p>
          </table:table-cell>
          <table:table-cell office:value-type="string">
            <text:p>Susan P Ruscoe</text:p>
          </table:table-cell>
          <table:table-cell office:value-type="string">
            <text:p>Susan P. Ruscoe</text:p>
          </table:table-cell>
          <table:table-cell/>
        </table:table-row>
        <table:table-row table:style-name="ro1">
          <table:table-cell office:value-type="string">
            <text:p>WALNUT TREE DEVELOPERS INC</text:p>
          </table:table-cell>
          <table:table-cell office:value-type="string">
            <text:p>Walnut Tree Developers Inc</text:p>
          </table:table-cell>
          <table:table-cell office:value-type="string">
            <text:p>Walnut Tree Developers Inc.</text:p>
          </table:table-cell>
          <table:table-cell/>
        </table:table-row>
        <table:table-row table:style-name="ro1">
          <table:table-cell office:value-type="string">
            <text:p>ANNA R DASILVA</text:p>
          </table:table-cell>
          <table:table-cell office:value-type="string">
            <text:p>Anna R Dasilva</text:p>
          </table:table-cell>
          <table:table-cell office:value-type="string">
            <text:p>Anna R. Dasilva</text:p>
          </table:table-cell>
          <table:table-cell/>
        </table:table-row>
        <table:table-row table:style-name="ro1">
          <table:table-cell office:value-type="string">
            <text:p>COLGATE UNIVERSITY</text:p>
          </table:table-cell>
          <table:table-cell office:value-type="string">
            <text:p>University Colgate</text:p>
          </table:table-cell>
          <table:table-cell office:value-type="string">
            <text:p>Colgate University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KISHORE SUNDARARAJAN||SAHANA KISHORE</text:p>
          </table:table-cell>
          <table:table-cell office:value-type="string">
            <text:p>Sundararajan Kishore and Kishore Sahana</text:p>
          </table:table-cell>
          <table:table-cell office:value-type="string">
            <text:p>Kishore Sundararajan and Sahana Kishore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TIMBERMILL ASSOCIATES LLC||LOUIS TROMBETTA</text:p>
          </table:table-cell>
          <table:table-cell office:value-type="string">
            <text:p>Timbermill Associates Llc and Trombetta Louis</text:p>
          </table:table-cell>
          <table:table-cell office:value-type="string">
            <text:p>Timbermill Associates LLC and Louis Trombetta</text:p>
          </table:table-cell>
          <table:table-cell/>
        </table:table-row>
        <table:table-row table:style-name="ro1">
          <table:table-cell office:value-type="string">
            <text:p>EDWARD J BRADTMULLER JR</text:p>
          </table:table-cell>
          <table:table-cell office:value-type="string">
            <text:p>Edward J Bradtmuller Jr</text:p>
          </table:table-cell>
          <table:table-cell office:value-type="string">
            <text:p>Edward J. Bradtmuller Jr.</text:p>
          </table:table-cell>
          <table:table-cell/>
        </table:table-row>
        <table:table-row table:style-name="ro1">
          <table:table-cell office:value-type="string">
            <text:p>JARED D SCHULMAN</text:p>
          </table:table-cell>
          <table:table-cell office:value-type="string">
            <text:p>Jared D Schulman</text:p>
          </table:table-cell>
          <table:table-cell office:value-type="string">
            <text:p>Jared D. Schulman</text:p>
          </table:table-cell>
          <table:table-cell/>
        </table:table-row>
        <table:table-row table:style-name="ro1">
          <table:table-cell office:value-type="string">
            <text:p>KATHLEEN S PECK</text:p>
          </table:table-cell>
          <table:table-cell office:value-type="string">
            <text:p>Kathleen S Peck</text:p>
          </table:table-cell>
          <table:table-cell office:value-type="string">
            <text:p>Kathleen S. Peck</text:p>
          </table:table-cell>
          <table:table-cell/>
        </table:table-row>
        <table:table-row table:style-name="ro1">
          <table:table-cell office:value-type="string">
            <text:p>NATL TRANSFER SERVICES LLC</text:p>
          </table:table-cell>
          <table:table-cell office:value-type="string">
            <text:p>Natl Transfer Services Llc</text:p>
          </table:table-cell>
          <table:table-cell office:value-type="string">
            <text:p>National Transfer Services LLC</text:p>
          </table:table-cell>
          <table:table-cell/>
        </table:table-row>
        <table:table-row table:style-name="ro1">
          <table:table-cell office:value-type="string">
            <text:p>MICHAEL A MARUSA||KATHERINE A MARUSA</text:p>
          </table:table-cell>
          <table:table-cell office:value-type="string">
            <text:p>Michael A Marusa and Katherine A Marusa</text:p>
          </table:table-cell>
          <table:table-cell office:value-type="string">
            <text:p>Michael A. and Katherine A. Marusa</text:p>
          </table:table-cell>
          <table:table-cell/>
        </table:table-row>
        <table:table-row table:style-name="ro1">
          <table:table-cell office:value-type="string">
            <text:p>THOMAS D STECK||BARBARA T STECK</text:p>
          </table:table-cell>
          <table:table-cell office:value-type="string">
            <text:p>Thomas D Steck and Barbara T Steck</text:p>
          </table:table-cell>
          <table:table-cell office:value-type="string">
            <text:p>Thomas D. and Barbara T. Steck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DAVID R RUSCOE</text:p>
          </table:table-cell>
          <table:table-cell office:value-type="string">
            <text:p>David R Ruscoe</text:p>
          </table:table-cell>
          <table:table-cell office:value-type="string">
            <text:p>David R. Ruscoe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3" office:value-type="string">
            <text:p>Christopher and Kari Barrett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FAIRFIELD VENTURES||ELEANOR Q ONEILL TR DBA||VICTOR HENRY ONEILL TR DBA</text:p>
          </table:table-cell>
          <table:table-cell office:value-type="string">
            <text:p>Ventures Fairfield, Q Oneill Tr Eleanor and Henry Oneill Tr Victor</text:p>
          </table:table-cell>
          <table:table-cell office:value-type="string">
            <text:p>Fairfield Ventures, Eleanor Q. Oneill DBA (trust) and Victor Henry Oneill DBA (trust)</text:p>
          </table:table-cell>
          <table:table-cell/>
        </table:table-row>
        <table:table-row table:style-name="ro1">
          <table:table-cell office:value-type="string">
            <text:p>STEPHEN A A EVANS TR||YOLANDA EVANS</text:p>
          </table:table-cell>
          <table:table-cell office:value-type="string">
            <text:p>A A Evans Stephen (Trust) and Evans Yolanda</text:p>
          </table:table-cell>
          <table:table-cell office:value-type="string">
            <text:p>Stephen A. A. Evans (trust) and Yolanda Evans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JOSEPH J PORCO</text:p>
          </table:table-cell>
          <table:table-cell office:value-type="string">
            <text:p>Joseph J Porco</text:p>
          </table:table-cell>
          <table:table-cell office:value-type="string">
            <text:p>Joseph J. Porco</text:p>
          </table:table-cell>
          <table:table-cell/>
        </table:table-row>
        <table:table-row table:style-name="ro1">
          <table:table-cell office:value-type="string">
            <text:p>RAYMOND J FIGLAR JR||PAMELA A FIGLAR</text:p>
          </table:table-cell>
          <table:table-cell office:value-type="string">
            <text:p>Raymond J Figlar Jr and Pamela A Figlar</text:p>
          </table:table-cell>
          <table:table-cell office:value-type="string">
            <text:p>Raymond J. Figlar Jr. and Pamela A. Figlar</text:p>
          </table:table-cell>
          <table:table-cell/>
        </table:table-row>
        <table:table-row table:style-name="ro1">
          <table:table-cell office:value-type="string">
            <text:p>ANDREW J THOMAS JR||JANE D THOMAS</text:p>
          </table:table-cell>
          <table:table-cell office:value-type="string">
            <text:p>Andrew J Thomas Jr and Jane D Thomas</text:p>
          </table:table-cell>
          <table:table-cell office:value-type="string">
            <text:p>Andrew J. Thomas Jr. and Jane D. Thomas</text:p>
          </table:table-cell>
          <table:table-cell/>
        </table:table-row>
        <table:table-row table:style-name="ro1">
          <table:table-cell office:value-type="string">
            <text:p>DANIELS HILL DEVELOPMENT LLC</text:p>
          </table:table-cell>
          <table:table-cell office:value-type="string">
            <text:p>Daniels Hill Development Llc</text:p>
          </table:table-cell>
          <table:table-cell office:value-type="string">
            <text:p>Daniels Hill Development LLC</text:p>
          </table:table-cell>
          <table:table-cell/>
        </table:table-row>
        <table:table-row table:style-name="ro1">
          <table:table-cell office:value-type="string">
            <text:p>M ELENA HAIGHT||RICHARD P HAIGHT</text:p>
          </table:table-cell>
          <table:table-cell office:value-type="string">
            <text:p>Haight M Elena and Richard P Haight</text:p>
          </table:table-cell>
          <table:table-cell office:value-type="string">
            <text:p>M. Elena and Richard P. Haight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EVA M REILLY||MICHAEL REILLY</text:p>
          </table:table-cell>
          <table:table-cell office:value-type="string">
            <text:p>Eva M Reilly and Reilly Michael</text:p>
          </table:table-cell>
          <table:table-cell office:value-type="string">
            <text:p>Eva M. and Michael Reilly</text:p>
          </table:table-cell>
          <table:table-cell/>
        </table:table-row>
        <table:table-row table:style-name="ro1">
          <table:table-cell office:value-type="string">
            <text:p>SIGNATURE HOMES BY DENNIS CATINO LLC</text:p>
          </table:table-cell>
          <table:table-cell office:value-type="string">
            <text:p>Signature Homes By Dennis Catino Llc</text:p>
          </table:table-cell>
          <table:table-cell office:value-type="string">
            <text:p>Signature Homes By Dennis Catino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LORETTA M CORNELIS</text:p>
          </table:table-cell>
          <table:table-cell office:value-type="string">
            <text:p>Loretta M Cornelis</text:p>
          </table:table-cell>
          <table:table-cell office:value-type="string">
            <text:p>Loretta M. Cornelis</text:p>
          </table:table-cell>
          <table:table-cell/>
        </table:table-row>
        <table:table-row table:style-name="ro1">
          <table:table-cell office:value-type="string">
            <text:p>WILLIAM J HIGGINS</text:p>
          </table:table-cell>
          <table:table-cell office:value-type="string">
            <text:p>William J Higgins</text:p>
          </table:table-cell>
          <table:table-cell office:value-type="string">
            <text:p>William J. Higgins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COLOMBE SEDOR</text:p>
          </table:table-cell>
          <table:table-cell office:value-type="string">
            <text:p>Sedor Colombe</text:p>
          </table:table-cell>
          <table:table-cell office:value-type="string">
            <text:p>Colombe Sedor</text:p>
          </table:table-cell>
          <table:table-cell/>
        </table:table-row>
        <table:table-row table:style-name="ro1">
          <table:table-cell office:value-type="string">
            <text:p>BONNIE BARAGO</text:p>
          </table:table-cell>
          <table:table-cell office:value-type="string">
            <text:p>Barago Bonnie</text:p>
          </table:table-cell>
          <table:table-cell office:value-type="string">
            <text:p>Bonnie Barago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BRENT S BYERS||YVONNE M BYERS</text:p>
          </table:table-cell>
          <table:table-cell office:value-type="string">
            <text:p>Brent S Byers and Yvonne M Byers</text:p>
          </table:table-cell>
          <table:table-cell office:value-type="string">
            <text:p>Brent S. and Yvonne M. Byers</text:p>
          </table:table-cell>
          <table:table-cell/>
        </table:table-row>
        <table:table-row table:style-name="ro1">
          <table:table-cell office:value-type="string">
            <text:p>BEVERLY S CLEARY||ROBERT E CLEARY</text:p>
          </table:table-cell>
          <table:table-cell office:value-type="string">
            <text:p>Beverly S Cleary and Robert E Cleary</text:p>
          </table:table-cell>
          <table:table-cell office:value-type="string">
            <text:p>Beverly S. and Robert E. Cleary</text:p>
          </table:table-cell>
          <table:table-cell/>
        </table:table-row>
        <table:table-row table:style-name="ro1">
          <table:table-cell office:value-type="string">
            <text:p>THOMAS R BENEDETTO||KATHLEEN R BENEDETTO</text:p>
          </table:table-cell>
          <table:table-cell office:value-type="string">
            <text:p>Thomas R Benedetto and Kathleen R Benedetto</text:p>
          </table:table-cell>
          <table:table-cell office:value-type="string">
            <text:p>Thomas R. and Kathleen R. Benedetto</text:p>
          </table:table-cell>
          <table:table-cell/>
        </table:table-row>
        <table:table-row table:style-name="ro1">
          <table:table-cell office:value-type="string">
            <text:p>SAMAHA LLC</text:p>
          </table:table-cell>
          <table:table-cell office:value-type="string">
            <text:p>Samaha Llc</text:p>
          </table:table-cell>
          <table:table-cell office:value-type="string">
            <text:p>Samaha LLC</text:p>
          </table:table-cell>
          <table:table-cell/>
        </table:table-row>
        <table:table-row table:style-name="ro1">
          <table:table-cell office:value-type="string">
            <text:p>ROBERT W SCHRIJVER TR||KRISTEN SCHRIJVER IRREVOCABLE TRUST</text:p>
          </table:table-cell>
          <table:table-cell office:value-type="string">
            <text:p>Robert W Schrijver (Trust) and Kristen Schrijver (Irrevocable Trust)</text:p>
          </table:table-cell>
          <table:table-cell office:value-type="string">
            <text:p>Robert W. Schrijver (trust) and Kristen Schrijver Irrevocable Trust</text:p>
          </table:table-cell>
          <table:table-cell/>
        </table:table-row>
        <table:table-row table:style-name="ro1">
          <table:table-cell office:value-type="string">
            <text:p>EARL WEBB III||KRISTI WEBB</text:p>
          </table:table-cell>
          <table:table-cell office:value-type="string">
            <text:p>Webb Earl III and Webb Kristi</text:p>
          </table:table-cell>
          <table:table-cell office:value-type="string">
            <text:p>Earl Webb III and Kristi Webb</text:p>
          </table:table-cell>
          <table:table-cell/>
        </table:table-row>
        <table:table-row table:style-name="ro1">
          <table:table-cell office:value-type="string">
            <text:p>STACY L CARNEY</text:p>
          </table:table-cell>
          <table:table-cell office:value-type="string">
            <text:p>Stacy L Carney</text:p>
          </table:table-cell>
          <table:table-cell office:value-type="string">
            <text:p>Stacy L. Carney</text:p>
          </table:table-cell>
          <table:table-cell/>
        </table:table-row>
        <table:table-row table:style-name="ro1">
          <table:table-cell office:value-type="string">
            <text:p>ROGER W CROSWELL||LYNNE C CROSWELL</text:p>
          </table:table-cell>
          <table:table-cell office:value-type="string">
            <text:p>Roger W Croswell and Lynne C Croswell</text:p>
          </table:table-cell>
          <table:table-cell office:value-type="string">
            <text:p>Roger W. and Lynne C. Croswell</text:p>
          </table:table-cell>
          <table:table-cell/>
        </table:table-row>
        <table:table-row table:style-name="ro1">
          <table:table-cell office:value-type="string">
            <text:p>M &amp; E LAND GROUP GEN PRTSHP||THOMAS J MAGUIRE GEN PRT</text:p>
          </table:table-cell>
          <table:table-cell office:value-type="string">
            <text:p>M &amp; E Land Group Gen Prtshp and J Maguire Gen Prt Thomas</text:p>
          </table:table-cell>
          <table:table-cell office:value-type="string">
            <text:p>M &amp; E Land Group General Partnership and Thomas J Maguire General Partnership</text:p>
          </table:table-cell>
          <table:table-cell/>
        </table:table-row>
        <table:table-row table:style-name="ro1">
          <table:table-cell office:value-type="string">
            <text:p>TIMOTHY ERICH BLAKEMAN</text:p>
          </table:table-cell>
          <table:table-cell office:value-type="string">
            <text:p>Erich Blakeman Timothy</text:p>
          </table:table-cell>
          <table:table-cell office:value-type="string">
            <text:p>Timothy Erich Blakeman</text:p>
          </table:table-cell>
          <table:table-cell/>
        </table:table-row>
        <table:table-row table:style-name="ro1">
          <table:table-cell office:value-type="string">
            <text:p>STEPHEN J MUCCI||LAUREN M MUCCI</text:p>
          </table:table-cell>
          <table:table-cell office:value-type="string">
            <text:p>Stephen J Mucci and Lauren M Mucci</text:p>
          </table:table-cell>
          <table:table-cell office:value-type="string">
            <text:p>Stephen J. and Lauren M. Mucci</text:p>
          </table:table-cell>
          <table:table-cell/>
        </table:table-row>
        <table:table-row table:style-name="ro1">
          <table:table-cell office:value-type="string">
            <text:p>SANDRA H BROWN</text:p>
          </table:table-cell>
          <table:table-cell office:value-type="string">
            <text:p>Sandra H Brown</text:p>
          </table:table-cell>
          <table:table-cell office:value-type="string">
            <text:p>Sandra H. Brown</text:p>
          </table:table-cell>
          <table:table-cell/>
        </table:table-row>
        <table:table-row table:style-name="ro1">
          <table:table-cell office:value-type="string">
            <text:p>CHRISTOPHER S WATKINS||LORINE C WATKINS</text:p>
          </table:table-cell>
          <table:table-cell office:value-type="string">
            <text:p>Christopher S Watkins and Lorine C Watkins</text:p>
          </table:table-cell>
          <table:table-cell office:value-type="string">
            <text:p>Christopher S. and Lorine C. Watkins</text:p>
          </table:table-cell>
          <table:table-cell/>
        </table:table-row>
        <table:table-row table:style-name="ro1">
          <table:table-cell office:value-type="string">
            <text:p>LISA G MOSGROVE</text:p>
          </table:table-cell>
          <table:table-cell office:value-type="string">
            <text:p>Lisa G Mosgrove</text:p>
          </table:table-cell>
          <table:table-cell office:value-type="string">
            <text:p>Lisa G. Mosgrove</text:p>
          </table:table-cell>
          <table:table-cell/>
        </table:table-row>
        <table:table-row table:style-name="ro1">
          <table:table-cell office:value-type="string">
            <text:p>JULIA S BASTOS</text:p>
          </table:table-cell>
          <table:table-cell office:value-type="string">
            <text:p>Julia S Bastos</text:p>
          </table:table-cell>
          <table:table-cell office:value-type="string">
            <text:p>Julia S. Bastos</text:p>
          </table:table-cell>
          <table:table-cell/>
        </table:table-row>
        <table:table-row table:style-name="ro1">
          <table:table-cell office:value-type="string">
            <text:p>BRIAN J SILVERLIEB</text:p>
          </table:table-cell>
          <table:table-cell office:value-type="string">
            <text:p>Brian J Silverlieb</text:p>
          </table:table-cell>
          <table:table-cell office:value-type="string">
            <text:p>Brian J. Silverlieb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GREENFIELD HOMES INC</text:p>
          </table:table-cell>
          <table:table-cell office:value-type="string">
            <text:p>Greenfield Homes Inc</text:p>
          </table:table-cell>
          <table:table-cell office:value-type="string">
            <text:p>Greenfield Homes Inc.</text:p>
          </table:table-cell>
          <table:table-cell/>
        </table:table-row>
        <table:table-row table:style-name="ro1">
          <table:table-cell office:value-type="string">
            <text:p>LAURA B WILDMAN</text:p>
          </table:table-cell>
          <table:table-cell office:value-type="string">
            <text:p>Laura B Wildman</text:p>
          </table:table-cell>
          <table:table-cell office:value-type="string">
            <text:p>Laura B. Wildman</text:p>
          </table:table-cell>
          <table:table-cell/>
        </table:table-row>
        <table:table-row table:style-name="ro1">
          <table:table-cell office:value-type="string">
            <text:p>JEANNE V PASACRETA AKA||JEANNIE V PASACRETA</text:p>
          </table:table-cell>
          <table:table-cell office:value-type="string">
            <text:p>Also known as Jeanne V Pasacreta and Jeannie V Pasacreta</text:p>
          </table:table-cell>
          <table:table-cell office:value-type="string">
            <text:p>Jeanne V. Pasacreta (also known as) and Jeannie V. Pasacreta</text:p>
          </table:table-cell>
          <table:table-cell/>
        </table:table-row>
        <table:table-row table:style-name="ro1">
          <table:table-cell office:value-type="string">
            <text:p>JOHN D LAMBO</text:p>
          </table:table-cell>
          <table:table-cell office:value-type="string">
            <text:p>John D Lambo</text:p>
          </table:table-cell>
          <table:table-cell office:value-type="string">
            <text:p>John D. Lambo</text:p>
          </table:table-cell>
          <table:table-cell/>
        </table:table-row>
        <table:table-row table:style-name="ro1">
          <table:table-cell office:value-type="string">
            <text:p>Ian D Stuard</text:p>
          </table:table-cell>
          <table:table-cell office:value-type="string">
            <text:p>Ian D Stuard</text:p>
          </table:table-cell>
          <table:table-cell office:value-type="string">
            <text:p>Ian D. Stuard</text:p>
          </table:table-cell>
          <table:table-cell/>
        </table:table-row>
        <table:table-row table:style-name="ro1">
          <table:table-cell office:value-type="string">
            <text:p>BRADFORD J WYMAN||CAROLINE S WYMAN</text:p>
          </table:table-cell>
          <table:table-cell office:value-type="string">
            <text:p>Bradford J Wyman and Caroline S Wyman</text:p>
          </table:table-cell>
          <table:table-cell office:value-type="string">
            <text:p>Bradford J. and Caroline S. Wyman</text:p>
          </table:table-cell>
          <table:table-cell/>
        </table:table-row>
        <table:table-row table:style-name="ro1">
          <table:table-cell office:value-type="string">
            <text:p>TILSON FINANCIAL LLC</text:p>
          </table:table-cell>
          <table:table-cell office:value-type="string">
            <text:p>Tilson Financial Llc</text:p>
          </table:table-cell>
          <table:table-cell office:value-type="string">
            <text:p>Tilson Financial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STEPHEN FERRARA</text:p>
          </table:table-cell>
          <table:table-cell office:value-type="string">
            <text:p>Ferrara Stephen</text:p>
          </table:table-cell>
          <table:table-cell office:value-type="string">
            <text:p>Stephen Ferrara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ROSE HELENE OCONNELL AKA||ROSE GEORGE</text:p>
          </table:table-cell>
          <table:table-cell office:value-type="string">
            <text:p>Also known as Helene Oconnell Rose and George Rose</text:p>
          </table:table-cell>
          <table:table-cell office:value-type="string">
            <text:p>Rose Helene Oconnell (also known as) and Rose George</text:p>
          </table:table-cell>
          <table:table-cell/>
        </table:table-row>
        <table:table-row table:style-name="ro1">
          <table:table-cell office:value-type="string">
            <text:p>CRAIG E ALPERT||CATHY A ALPERT</text:p>
          </table:table-cell>
          <table:table-cell office:value-type="string">
            <text:p>Craig E Alpert and Cathy A Alpert</text:p>
          </table:table-cell>
          <table:table-cell office:value-type="string">
            <text:p>Craig E. and Cathy A. Alpert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IAN M KANE||JESSICA L KANE</text:p>
          </table:table-cell>
          <table:table-cell office:value-type="string">
            <text:p>Ian M Kane and Jessica L Kane</text:p>
          </table:table-cell>
          <table:table-cell office:value-type="string">
            <text:p>Ian M. and Jessica L. Kane</text:p>
          </table:table-cell>
          <table:table-cell/>
        </table:table-row>
        <table:table-row table:style-name="ro1">
          <table:table-cell office:value-type="string">
            <text:p>CLARENCE F SCHNEIDER</text:p>
          </table:table-cell>
          <table:table-cell office:value-type="string">
            <text:p>Clarence F Schneider</text:p>
          </table:table-cell>
          <table:table-cell office:value-type="string">
            <text:p>Clarence F. Schneider</text:p>
          </table:table-cell>
          <table:table-cell/>
        </table:table-row>
        <table:table-row table:style-name="ro1">
          <table:table-cell office:value-type="string">
            <text:p>JOHN D NEUMULLER</text:p>
          </table:table-cell>
          <table:table-cell office:value-type="string">
            <text:p>John D Neumuller</text:p>
          </table:table-cell>
          <table:table-cell office:value-type="string">
            <text:p>John D. Neumuller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DON SENERATH</text:p>
          </table:table-cell>
          <table:table-cell office:value-type="string">
            <text:p>Senerath Don</text:p>
          </table:table-cell>
          <table:table-cell office:value-type="string">
            <text:p>Don Senerath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 P HOMES LLC</text:p>
          </table:table-cell>
          <table:table-cell office:value-type="string">
            <text:p>N P Homes Llc</text:p>
          </table:table-cell>
          <table:table-cell office:value-type="string">
            <text:p>N P Homes LLC</text:p>
          </table:table-cell>
          <table:table-cell/>
        </table:table-row>
        <table:table-row table:style-name="ro1">
          <table:table-cell office:value-type="string">
            <text:p>ANDREW D CLAUER</text:p>
          </table:table-cell>
          <table:table-cell office:value-type="string">
            <text:p>Andrew D Clauer</text:p>
          </table:table-cell>
          <table:table-cell office:value-type="string">
            <text:p>Andrew D. Clauer</text:p>
          </table:table-cell>
          <table:table-cell/>
        </table:table-row>
        <table:table-row table:style-name="ro1">
          <table:table-cell office:value-type="string">
            <text:p>DONALD L MICHAEL JR</text:p>
          </table:table-cell>
          <table:table-cell office:value-type="string">
            <text:p>Donald L Michael Jr</text:p>
          </table:table-cell>
          <table:table-cell office:value-type="string">
            <text:p>Donald L. Michael Jr.</text:p>
          </table:table-cell>
          <table:table-cell/>
        </table:table-row>
        <table:table-row table:style-name="ro1">
          <table:table-cell office:value-type="string">
            <text:p>THOMAS RECZEK</text:p>
          </table:table-cell>
          <table:table-cell office:value-type="string">
            <text:p>Reczek Thomas</text:p>
          </table:table-cell>
          <table:table-cell office:value-type="string">
            <text:p>Thomas Reczek</text:p>
          </table:table-cell>
          <table:table-cell/>
        </table:table-row>
        <table:table-row table:style-name="ro1">
          <table:table-cell office:value-type="string">
            <text:p>JAMES B GLASER ET AL||ANN M GLASER||CHASE HOME FINANCE LLC FKA||CHASE MANHATTAN MORTGAGE CORP||JPMORGAN CHASE BK NA||CONN STATE OF</text:p>
          </table:table-cell>
          <table:table-cell office:value-type="string">
            <text:p>James B Glaser (and Others), Ann M Glaser, Chase Home Finance Llc, Chase Manhattan Mortgage Corp and Conn State Of</text:p>
          </table:table-cell>
          <table:table-cell office:value-type="string">
            <text:p>James B. Glaser (et al), Ann M. Glaser, Chase Home Finance LLC (formerly known as), Chase Manhattan Mortgage Corp., JPMorgan Chase Bank NA and Conn State of</text:p>
          </table:table-cell>
          <table:table-cell/>
        </table:table-row>
        <table:table-row table:style-name="ro1">
          <table:table-cell office:value-type="string">
            <text:p>MOLLY A F MARION</text:p>
          </table:table-cell>
          <table:table-cell office:value-type="string">
            <text:p>A F Marion Molly</text:p>
          </table:table-cell>
          <table:table-cell office:value-type="string">
            <text:p>Molly A. F. Marion</text:p>
          </table:table-cell>
          <table:table-cell/>
        </table:table-row>
        <table:table-row table:style-name="ro1">
          <table:table-cell office:value-type="string">
            <text:p>KENNETH F DOERSCH</text:p>
          </table:table-cell>
          <table:table-cell office:value-type="string">
            <text:p>Kenneth F Doersch</text:p>
          </table:table-cell>
          <table:table-cell office:value-type="string">
            <text:p>Kenneth F. Doersch</text:p>
          </table:table-cell>
          <table:table-cell/>
        </table:table-row>
        <table:table-row table:style-name="ro1">
          <table:table-cell office:value-type="string">
            <text:p>BERNARD J KNAUER JR||DOROTHY KNAUER</text:p>
          </table:table-cell>
          <table:table-cell office:value-type="string">
            <text:p>Bernard J Knauer Jr and Knauer Dorothy</text:p>
          </table:table-cell>
          <table:table-cell office:value-type="string">
            <text:p>Bernard J. Knauer Jr. and Dorothy Knauer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CHRISTOPHER GLEASON||SHAWN GLEASON||COURTNEY GLEASON EST OF||STEVEN GLEASON GUARD FOR</text:p>
          </table:table-cell>
          <table:table-cell office:value-type="string">
            <text:p>Gleason Christopher, Gleason Shawn, Gleason Courtney (Estate) and Gleason Guard For Steven</text:p>
          </table:table-cell>
          <table:table-cell office:value-type="string">
            <text:p>Christopher and Shawn Gleason, Courtney Gleason (estate) and Steven Gleason Guard for</text:p>
          </table:table-cell>
          <table:table-cell/>
        </table:table-row>
        <table:table-row table:style-name="ro1">
          <table:table-cell office:value-type="string">
            <text:p>CHIMAN I PATEL</text:p>
          </table:table-cell>
          <table:table-cell office:value-type="string">
            <text:p>Chiman I Patel</text:p>
          </table:table-cell>
          <table:table-cell office:value-type="string">
            <text:p>Chiman I. Patel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BERYL S MERRILL</text:p>
          </table:table-cell>
          <table:table-cell office:value-type="string">
            <text:p>Beryl S Merrill</text:p>
          </table:table-cell>
          <table:table-cell office:value-type="string">
            <text:p>Beryl S. Merrill</text:p>
          </table:table-cell>
          <table:table-cell/>
        </table:table-row>
        <table:table-row table:style-name="ro1">
          <table:table-cell office:value-type="string">
            <text:p>A L AMANTE</text:p>
          </table:table-cell>
          <table:table-cell office:value-type="string">
            <text:p>A L Amante</text:p>
          </table:table-cell>
          <table:table-cell office:value-type="string">
            <text:p>A. L. Amante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PRUDENTIAL RESIDENTIAL SERVICES LTD PRTSHP</text:p>
          </table:table-cell>
          <table:table-cell office:value-type="string">
            <text:p>Prudential Residential Services Ltd Prtshp</text:p>
          </table:table-cell>
          <table:table-cell office:value-type="string">
            <text:p>Prudential Residential Services Limited Partnership</text:p>
          </table:table-cell>
          <table:table-cell/>
        </table:table-row>
        <table:table-row table:style-name="ro1">
          <table:table-cell office:value-type="string">
            <text:p>LEWIS W MCKEE JR</text:p>
          </table:table-cell>
          <table:table-cell office:value-type="string">
            <text:p>Lewis W McKee Jr</text:p>
          </table:table-cell>
          <table:table-cell office:value-type="string">
            <text:p>Lewis W. McKee Jr.</text:p>
          </table:table-cell>
          <table:table-cell/>
        </table:table-row>
        <table:table-row table:style-name="ro1">
          <table:table-cell office:value-type="string">
            <text:p>JOYCE E STAUDINGER||ROBERT S STAUDINGER</text:p>
          </table:table-cell>
          <table:table-cell office:value-type="string">
            <text:p>Joyce E Staudinger and Robert S Staudinger</text:p>
          </table:table-cell>
          <table:table-cell office:value-type="string">
            <text:p>Joyce E. and Robert S. Staudinger</text:p>
          </table:table-cell>
          <table:table-cell/>
        </table:table-row>
        <table:table-row table:style-name="ro1">
          <table:table-cell office:value-type="string">
            <text:p>MARTHA POLSTEIN LUCAS TR||ARTHUR G POLSTEIN TR||MARYANN C POLSTEIN REVOCABLE TRUST</text:p>
          </table:table-cell>
          <table:table-cell office:value-type="string">
            <text:p>Polstein Lucas Martha (Trust), Arthur G Polstein (Trust) and Maryann C Polstein (Revocable Trust)</text:p>
          </table:table-cell>
          <table:table-cell office:value-type="string">
            <text:p>Martha Polstein Lucas (trust), Arthur G. Polstein (trust) and Maryann C. Polstein Revocable Trust</text:p>
          </table:table-cell>
          <table:table-cell/>
        </table:table-row>
        <table:table-row table:style-name="ro1">
          <table:table-cell office:value-type="string">
            <text:p>BLAKEMAN CONSTRUCTION LLC</text:p>
          </table:table-cell>
          <table:table-cell office:value-type="string">
            <text:p>Blakeman Construction Llc</text:p>
          </table:table-cell>
          <table:table-cell office:value-type="string">
            <text:p>Blakeman Construction LLC</text:p>
          </table:table-cell>
          <table:table-cell/>
        </table:table-row>
        <table:table-row table:style-name="ro1">
          <table:table-cell office:value-type="string">
            <text:p>Q R E LLC||ROBIK GLANTZ BUILDERS LLC</text:p>
          </table:table-cell>
          <table:table-cell office:value-type="string">
            <text:p>Q R E Llc and Robik Glantz Builders Llc</text:p>
          </table:table-cell>
          <table:table-cell office:value-type="string">
            <text:p>Q R E LLC and Robik Glantz Builders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JEFFREY D TOUSIGNANT||JENNIFER L TOUSIGNANT</text:p>
          </table:table-cell>
          <table:table-cell office:value-type="string">
            <text:p>Jeffrey D Tousignant and Jennifer L Tousignant</text:p>
          </table:table-cell>
          <table:table-cell office:value-type="string">
            <text:p>Jeffrey D. and Jennifer L. Tousignant</text:p>
          </table:table-cell>
          <table:table-cell/>
        </table:table-row>
        <table:table-row table:style-name="ro1">
          <table:table-cell office:value-type="string">
            <text:p>TAMI INGERSOLL||TODD A INGERSOLL</text:p>
          </table:table-cell>
          <table:table-cell office:value-type="string">
            <text:p>Ingersoll Tami and Todd A Ingersoll</text:p>
          </table:table-cell>
          <table:table-cell office:value-type="string">
            <text:p>Tami and Todd A. Ingersoll</text:p>
          </table:table-cell>
          <table:table-cell/>
        </table:table-row>
        <table:table-row table:style-name="ro1">
          <table:table-cell office:value-type="string">
            <text:p>EDWARD J RAYMOND||NANCY E RAYMOND</text:p>
          </table:table-cell>
          <table:table-cell office:value-type="string">
            <text:p>Edward J Raymond and Nancy E Raymond</text:p>
          </table:table-cell>
          <table:table-cell office:value-type="string">
            <text:p>Edward J. and Nancy E. Raymond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CARY JERRIS||AMY JERRIS</text:p>
          </table:table-cell>
          <table:table-cell office:value-type="string">
            <text:p>Jerris Cary and Jerris Amy</text:p>
          </table:table-cell>
          <table:table-cell office:value-type="string">
            <text:p>Cary and Amy Jerris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BEAVER DAM DEVELOPMENT LLC</text:p>
          </table:table-cell>
          <table:table-cell office:value-type="string">
            <text:p>Beaver Dam Development Llc</text:p>
          </table:table-cell>
          <table:table-cell office:value-type="string">
            <text:p>Beaver Dam Development LLC</text:p>
          </table:table-cell>
          <table:table-cell/>
        </table:table-row>
        <table:table-row table:style-name="ro1">
          <table:table-cell office:value-type="string">
            <text:p>NED S SCHANKMAN</text:p>
          </table:table-cell>
          <table:table-cell office:value-type="string">
            <text:p>Ned S Schankman</text:p>
          </table:table-cell>
          <table:table-cell office:value-type="string">
            <text:p>Ned S. Schankma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BERKSHIRE PARTNERS LLC</text:p>
          </table:table-cell>
          <table:table-cell office:value-type="string">
            <text:p>Berkshire Partners Llc</text:p>
          </table:table-cell>
          <table:table-cell office:value-type="string">
            <text:p>Berkshire Partners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CARA LEIGH GILLESPIE WILSON</text:p>
          </table:table-cell>
          <table:table-cell office:value-type="string">
            <text:p>Leigh Gillespie Wilson Cara</text:p>
          </table:table-cell>
          <table:table-cell office:value-type="string">
            <text:p>Cara Leigh Gillespie Wilso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CARA R FEDAK||JOHN P FEDAK</text:p>
          </table:table-cell>
          <table:table-cell office:value-type="string">
            <text:p>Cara R Fedak and John P Fedak</text:p>
          </table:table-cell>
          <table:table-cell office:value-type="string">
            <text:p>Cara R. and John P. Fedak</text:p>
          </table:table-cell>
          <table:table-cell/>
        </table:table-row>
        <table:table-row table:style-name="ro1">
          <table:table-cell office:value-type="string">
            <text:p>JEFFREY E YOUNG</text:p>
          </table:table-cell>
          <table:table-cell office:value-type="string">
            <text:p>Jeffrey E Young</text:p>
          </table:table-cell>
          <table:table-cell office:value-type="string">
            <text:p>Jeffrey E. Young</text:p>
          </table:table-cell>
          <table:table-cell/>
        </table:table-row>
        <table:table-row table:style-name="ro1">
          <table:table-cell office:value-type="string">
            <text:p>RENEE W ANDERSON</text:p>
          </table:table-cell>
          <table:table-cell office:value-type="string">
            <text:p>Renee W Anderson</text:p>
          </table:table-cell>
          <table:table-cell office:value-type="string">
            <text:p>Renee W. Anderson</text:p>
          </table:table-cell>
          <table:table-cell/>
        </table:table-row>
        <table:table-row table:style-name="ro1">
          <table:table-cell office:value-type="string">
            <text:p>MATTHEW V PROCACCINI||CATHERINE A DOHERTY</text:p>
          </table:table-cell>
          <table:table-cell office:value-type="string">
            <text:p>Matthew V Procaccini and Catherine A Doherty</text:p>
          </table:table-cell>
          <table:table-cell office:value-type="string">
            <text:p>Matthew V. Procaccini and Catherine A. Doherty</text:p>
          </table:table-cell>
          <table:table-cell/>
        </table:table-row>
        <table:table-row table:style-name="ro1">
          <table:table-cell office:value-type="string">
            <text:p>LAURA GAGE</text:p>
          </table:table-cell>
          <table:table-cell office:value-type="string">
            <text:p>Gage Laura</text:p>
          </table:table-cell>
          <table:table-cell office:value-type="string">
            <text:p>Laura Gage</text:p>
          </table:table-cell>
          <table:table-cell/>
        </table:table-row>
        <table:table-row table:style-name="ro1">
          <table:table-cell office:value-type="string">
            <text:p>KELLI E GERNAND</text:p>
          </table:table-cell>
          <table:table-cell office:value-type="string">
            <text:p>Kelli E Gernand</text:p>
          </table:table-cell>
          <table:table-cell office:value-type="string">
            <text:p>Kelli E. Gernand</text:p>
          </table:table-cell>
          <table:table-cell/>
        </table:table-row>
        <table:table-row table:style-name="ro1">
          <table:table-cell office:value-type="string">
            <text:p>UNION SAV BK</text:p>
          </table:table-cell>
          <table:table-cell office:value-type="string">
            <text:p>Union Savings Bank</text:p>
          </table:table-cell>
          <table:table-cell office:value-type="string">
            <text:p>Union Sav Bank</text:p>
          </table:table-cell>
          <table:table-cell/>
        </table:table-row>
        <table:table-row table:style-name="ro1">
          <table:table-cell office:value-type="string">
            <text:p>JEFFREY R HILGERT||PATRICIA A HILGERT</text:p>
          </table:table-cell>
          <table:table-cell office:value-type="string">
            <text:p>Jeffrey R Hilgert and Patricia A Hilgert</text:p>
          </table:table-cell>
          <table:table-cell office:value-type="string">
            <text:p>Jeffrey R. and Patricia A. Hilgert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ERICA ELIO</text:p>
          </table:table-cell>
          <table:table-cell office:value-type="string">
            <text:p>Elio Erica</text:p>
          </table:table-cell>
          <table:table-cell office:value-type="string">
            <text:p>Erica Elio</text:p>
          </table:table-cell>
          <table:table-cell/>
        </table:table-row>
        <table:table-row table:style-name="ro1">
          <table:table-cell office:value-type="string">
            <text:p>ARTHUR L TORRENCE JR||JANE F TORRENCE</text:p>
          </table:table-cell>
          <table:table-cell office:value-type="string">
            <text:p>Arthur L Torrence Jr and Jane F Torrence</text:p>
          </table:table-cell>
          <table:table-cell office:value-type="string">
            <text:p>Arthur L. Torrence Jr. and Jane F. Torrence</text:p>
          </table:table-cell>
          <table:table-cell/>
        </table:table-row>
        <table:table-row table:style-name="ro1">
          <table:table-cell office:value-type="string">
            <text:p>SUMA DESIGN INC</text:p>
          </table:table-cell>
          <table:table-cell office:value-type="string">
            <text:p>Suma Design Inc</text:p>
          </table:table-cell>
          <table:table-cell office:value-type="string">
            <text:p>Suma Design Inc.</text:p>
          </table:table-cell>
          <table:table-cell/>
        </table:table-row>
        <table:table-row table:style-name="ro1">
          <table:table-cell office:value-type="string">
            <text:p>GERHARD M KUTT||KAY J KUTT</text:p>
          </table:table-cell>
          <table:table-cell office:value-type="string">
            <text:p>Gerhard M Kutt and Kay J Kutt</text:p>
          </table:table-cell>
          <table:table-cell office:value-type="string">
            <text:p>Gerhard M. and Kay J. Kutt</text:p>
          </table:table-cell>
          <table:table-cell/>
        </table:table-row>
        <table:table-row table:style-name="ro1">
          <table:table-cell office:value-type="string">
            <text:p>OAK STREET DESIGN &amp; CONSTRUCTION INC</text:p>
          </table:table-cell>
          <table:table-cell office:value-type="string">
            <text:p>Oak Street Design &amp; Construction Inc</text:p>
          </table:table-cell>
          <table:table-cell office:value-type="string">
            <text:p>Oak Street Design &amp; Construction Inc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JANE MUENCH BISHOP EST OF</text:p>
          </table:table-cell>
          <table:table-cell office:value-type="string">
            <text:p>Muench Bishop Jane (Estate)</text:p>
          </table:table-cell>
          <table:table-cell office:value-type="string">
            <text:p>Jane Muench Bishop (estate)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MARGARET I BYRNE</text:p>
          </table:table-cell>
          <table:table-cell office:value-type="string">
            <text:p>Margaret I Byrne</text:p>
          </table:table-cell>
          <table:table-cell office:value-type="string">
            <text:p>Margaret I. Byrne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Preston M Ray +</text:p>
          </table:table-cell>
          <table:table-cell office:value-type="string">
            <text:p>Preston M Ray</text:p>
          </table:table-cell>
          <table:table-cell office:value-type="string">
            <text:p>Preston M. Ray</text:p>
          </table:table-cell>
          <table:table-cell/>
        </table:table-row>
        <table:table-row table:style-name="ro1">
          <table:table-cell office:value-type="string">
            <text:p>JAMES O MCPARTLAND||MICHELLE C MCPARTLAND</text:p>
          </table:table-cell>
          <table:table-cell office:value-type="string">
            <text:p>James O McPartland and Michelle C McPartland</text:p>
          </table:table-cell>
          <table:table-cell office:value-type="string">
            <text:p>James O. and Michelle C. McPartland</text:p>
          </table:table-cell>
          <table:table-cell/>
        </table:table-row>
        <table:table-row table:style-name="ro1">
          <table:table-cell office:value-type="string">
            <text:p>TOLL CT II LTD PRTSHP||TOLL LAND CORP NO 20</text:p>
          </table:table-cell>
          <table:table-cell office:value-type="string">
            <text:p>Toll Ct Ltd Prtshp II and Toll Land Corp No 20</text:p>
          </table:table-cell>
          <table:table-cell office:value-type="string">
            <text:p>Toll Ct Limited Partnership II and Toll Land Corp. No 20</text:p>
          </table:table-cell>
          <table:table-cell/>
        </table:table-row>
        <table:table-row table:style-name="ro1">
          <table:table-cell office:value-type="string">
            <text:p>DOMINIC P ULIANO</text:p>
          </table:table-cell>
          <table:table-cell office:value-type="string">
            <text:p>Dominic P Uliano</text:p>
          </table:table-cell>
          <table:table-cell office:value-type="string">
            <text:p>Dominic P. Uliano</text:p>
          </table:table-cell>
          <table:table-cell/>
        </table:table-row>
        <table:table-row table:style-name="ro1">
          <table:table-cell office:value-type="string">
            <text:p>DANZIGER HOMES INC</text:p>
          </table:table-cell>
          <table:table-cell office:value-type="string">
            <text:p>Danziger Homes Inc</text:p>
          </table:table-cell>
          <table:table-cell office:value-type="string">
            <text:p>Danziger Homes Inc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CARA LEIGH GILLESPIE</text:p>
          </table:table-cell>
          <table:table-cell office:value-type="string">
            <text:p>Leigh Gillespie Cara</text:p>
          </table:table-cell>
          <table:table-cell office:value-type="string">
            <text:p>Cara Leigh Gillespie</text:p>
          </table:table-cell>
          <table:table-cell/>
        </table:table-row>
        <table:table-row table:style-name="ro1">
          <table:table-cell office:value-type="string">
            <text:p>J SHERWOOD EDWARDS CO TR||PETER A SPATH TRUST||CHARLES S SPATH CO TR||JEANNE A SPATH CO TR</text:p>
          </table:table-cell>
          <table:table-cell office:value-type="string">
            <text:p>J Sherwood Edwards Co (Trust), Peter A Spath (Trust), Charles S Spath Co (Trust) (Trust) and Jeanne A Spath Co</text:p>
          </table:table-cell>
          <table:table-cell office:value-type="string">
            <text:p>J. Sherwood Edwards Co. (trust), Peter A. Spath (trust), Charles S. Spath Co. (trust) and Jeanne A. Spath Co. (trust)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GEORGE R LINDSTROM||JUDITH B LINDSTROM</text:p>
          </table:table-cell>
          <table:table-cell office:value-type="string">
            <text:p>George R Lindstrom and Judith B Lindstrom</text:p>
          </table:table-cell>
          <table:table-cell office:value-type="string">
            <text:p>George R. and Judith B. Lindstrom</text:p>
          </table:table-cell>
          <table:table-cell/>
        </table:table-row>
        <table:table-row table:style-name="ro1">
          <table:table-cell office:value-type="string">
            <text:p>CHARTER RESIDENTIAL DEVELOPMENT LLC</text:p>
          </table:table-cell>
          <table:table-cell office:value-type="string">
            <text:p>Charter Residential Development Llc</text:p>
          </table:table-cell>
          <table:table-cell office:value-type="string">
            <text:p>Charter Residential Development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SANDRA RENEE HAMILTON-WALSH||JOHN H WALSH</text:p>
          </table:table-cell>
          <table:table-cell office:value-type="string">
            <text:p>Renee Hamilton-Walsh Sandra and John H Walsh</text:p>
          </table:table-cell>
          <table:table-cell office:value-type="string">
            <text:p>Sandra Renee Hamilton-Walsh and John H. Walsh</text:p>
          </table:table-cell>
          <table:table-cell/>
        </table:table-row>
        <table:table-row table:style-name="ro1">
          <table:table-cell office:value-type="string">
            <text:p>MATTHEW E NIGHTINGALE||SUSAN L NIGHTINGALE</text:p>
          </table:table-cell>
          <table:table-cell office:value-type="string">
            <text:p>Matthew E Nightingale and Susan L Nightingale</text:p>
          </table:table-cell>
          <table:table-cell office:value-type="string">
            <text:p>Matthew E. and Susan L. Nightingale</text:p>
          </table:table-cell>
          <table:table-cell/>
        </table:table-row>
        <table:table-row table:style-name="ro1">
          <table:table-cell office:value-type="string">
            <text:p>ROBERT F MACEY</text:p>
          </table:table-cell>
          <table:table-cell office:value-type="string">
            <text:p>Robert F Macey</text:p>
          </table:table-cell>
          <table:table-cell office:value-type="string">
            <text:p>Robert F. MacEy</text:p>
          </table:table-cell>
          <table:table-cell/>
        </table:table-row>
        <table:table-row table:style-name="ro1">
          <table:table-cell office:value-type="string">
            <text:p>PATELEY ASSOCIATES LTD PRTSHP</text:p>
          </table:table-cell>
          <table:table-cell office:value-type="string">
            <text:p>Pateley Associates Ltd Prtshp</text:p>
          </table:table-cell>
          <table:table-cell office:value-type="string">
            <text:p>Pateley Associates Limited Partnership</text:p>
          </table:table-cell>
          <table:table-cell/>
        </table:table-row>
        <table:table-row table:style-name="ro1">
          <table:table-cell office:value-type="string">
            <text:p>JOHN W ALLEN</text:p>
          </table:table-cell>
          <table:table-cell office:value-type="string">
            <text:p>John W Allen</text:p>
          </table:table-cell>
          <table:table-cell office:value-type="string">
            <text:p>John W. Allen</text:p>
          </table:table-cell>
          <table:table-cell/>
        </table:table-row>
        <table:table-row table:style-name="ro1">
          <table:table-cell office:value-type="string">
            <text:p>LEWIS GOTCH</text:p>
          </table:table-cell>
          <table:table-cell office:value-type="string">
            <text:p>Gotch Lewis</text:p>
          </table:table-cell>
          <table:table-cell office:value-type="string">
            <text:p>Lewis Gotch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ERIC R OVENDORF||MICHELE M OVENDORF</text:p>
          </table:table-cell>
          <table:table-cell office:value-type="string">
            <text:p>Eric R Ovendorf and Michele M Ovendorf</text:p>
          </table:table-cell>
          <table:table-cell office:value-type="string">
            <text:p>Eric R. and Michele M. Ovendorf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KEVIN ZIMMERMAN||RODI ROSENSWEIG</text:p>
          </table:table-cell>
          <table:table-cell office:value-type="string">
            <text:p>Zimmerman Kevin and Rosensweig Rodi</text:p>
          </table:table-cell>
          <table:table-cell office:value-type="string">
            <text:p>Kevin Zimmerman and Rodi Rosensweig</text:p>
          </table:table-cell>
          <table:table-cell/>
        </table:table-row>
        <table:table-row table:style-name="ro1">
          <table:table-cell office:value-type="string">
            <text:p>MAPLE TREE DEVELOPMENT LLC</text:p>
          </table:table-cell>
          <table:table-cell office:value-type="string">
            <text:p>Maple Tree Development Llc</text:p>
          </table:table-cell>
          <table:table-cell office:value-type="string">
            <text:p>Maple Tree Development LLC</text:p>
          </table:table-cell>
          <table:table-cell/>
        </table:table-row>
        <table:table-row table:style-name="ro1">
          <table:table-cell office:value-type="string">
            <text:p>ALICIA S RIBAS||DAVID J SIMONETTI||ELIZABETH M SIMONETTI||JOHN F SIMONETTI||ELAINE S ZIELINSKI</text:p>
          </table:table-cell>
          <table:table-cell office:value-type="string">
            <text:p>Alicia S Ribas, David J Simonetti, Elizabeth M Simonetti, John F Simonetti and Elaine S Zielinski</text:p>
          </table:table-cell>
          <table:table-cell office:value-type="string">
            <text:p>Alicia S. Ribas, David J., Elizabeth M. and John F. Simonetti and Elaine S. Zielinski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LEE D HASKELL</text:p>
          </table:table-cell>
          <table:table-cell office:value-type="string">
            <text:p>Lee D Haskell</text:p>
          </table:table-cell>
          <table:table-cell office:value-type="string">
            <text:p>Lee D. Haskell</text:p>
          </table:table-cell>
          <table:table-cell/>
        </table:table-row>
        <table:table-row table:style-name="ro1">
          <table:table-cell office:value-type="string">
            <text:p>GRACE SKUBLY</text:p>
          </table:table-cell>
          <table:table-cell office:value-type="string">
            <text:p>Skubly Grace</text:p>
          </table:table-cell>
          <table:table-cell office:value-type="string">
            <text:p>Grace Skubly</text:p>
          </table:table-cell>
          <table:table-cell/>
        </table:table-row>
        <table:table-row table:style-name="ro1">
          <table:table-cell office:value-type="string">
            <text:p>K R P FAMILY LLC</text:p>
          </table:table-cell>
          <table:table-cell office:value-type="string">
            <text:p>K R P (Family Trust)</text:p>
          </table:table-cell>
          <table:table-cell office:value-type="string">
            <text:p>K R P Family LLC</text:p>
          </table:table-cell>
          <table:table-cell/>
        </table:table-row>
        <table:table-row table:style-name="ro1">
          <table:table-cell office:value-type="string">
            <text:p>RESIDENTIAL FUNDING CO LLC</text:p>
          </table:table-cell>
          <table:table-cell office:value-type="string">
            <text:p>Residential Funding Co Llc</text:p>
          </table:table-cell>
          <table:table-cell office:value-type="string">
            <text:p>Residential Funding Co.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LUDWIG B OSTENDORF||EDNA M OSTENDORF</text:p>
          </table:table-cell>
          <table:table-cell office:value-type="string">
            <text:p>Ludwig B Ostendorf and Edna M Ostendorf</text:p>
          </table:table-cell>
          <table:table-cell office:value-type="string">
            <text:p>Ludwig B. and Edna M. Ostendorf</text:p>
          </table:table-cell>
          <table:table-cell/>
        </table:table-row>
        <table:table-row table:style-name="ro1">
          <table:table-cell office:value-type="string">
            <text:p>CHRISTINE A STEVENS||FORREST L STEVENS</text:p>
          </table:table-cell>
          <table:table-cell office:value-type="string">
            <text:p>Christine A Stevens and Forrest L Stevens</text:p>
          </table:table-cell>
          <table:table-cell office:value-type="string">
            <text:p>Christine A. and Forrest L. Stevens</text:p>
          </table:table-cell>
          <table:table-cell/>
        </table:table-row>
        <table:table-row table:style-name="ro1">
          <table:table-cell office:value-type="string">
            <text:p>CHERYL P EDELEN||WILLIAM M EDELEN</text:p>
          </table:table-cell>
          <table:table-cell office:value-type="string">
            <text:p>Cheryl P Edelen and William M Edelen</text:p>
          </table:table-cell>
          <table:table-cell office:value-type="string">
            <text:p>Cheryl P. and William M. Edelen</text:p>
          </table:table-cell>
          <table:table-cell/>
        </table:table-row>
        <table:table-row table:style-name="ro1">
          <table:table-cell office:value-type="string">
            <text:p>A G V ENTERPRISES LLC</text:p>
          </table:table-cell>
          <table:table-cell office:value-type="string">
            <text:p>A G V Enterprises Llc</text:p>
          </table:table-cell>
          <table:table-cell office:value-type="string">
            <text:p>a G V Enterprises LLC</text:p>
          </table:table-cell>
          <table:table-cell/>
        </table:table-row>
        <table:table-row table:style-name="ro1">
          <table:table-cell office:value-type="string">
            <text:p>GEORGE H SMITH||KAREN J SMITH</text:p>
          </table:table-cell>
          <table:table-cell office:value-type="string">
            <text:p>George H Smith and Karen J Smith</text:p>
          </table:table-cell>
          <table:table-cell office:value-type="string">
            <text:p>George H. and Karen J. Smith</text:p>
          </table:table-cell>
          <table:table-cell/>
        </table:table-row>
        <table:table-row table:style-name="ro1">
          <table:table-cell office:value-type="string">
            <text:p>OHIO INVESTMENTS LLC</text:p>
          </table:table-cell>
          <table:table-cell office:value-type="string">
            <text:p>Ohio Investments Llc</text:p>
          </table:table-cell>
          <table:table-cell office:value-type="string">
            <text:p>Ohio Investments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Samuel A Jones +</text:p>
          </table:table-cell>
          <table:table-cell office:value-type="string">
            <text:p>Samuel A Jones</text:p>
          </table:table-cell>
          <table:table-cell office:value-type="string">
            <text:p>Samuel A. Jones</text:p>
          </table:table-cell>
          <table:table-cell/>
        </table:table-row>
        <table:table-row table:style-name="ro1"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JPMORGAN CHASE BK NA</text:p>
          </table:table-cell>
          <table:table-cell office:value-type="string">
            <text:p>Jpmorgan Chase Bank National</text:p>
          </table:table-cell>
          <table:table-cell office:value-type="string">
            <text:p>JPMorgan Chase Bank NA</text:p>
          </table:table-cell>
          <table:table-cell/>
        </table:table-row>
        <table:table-row table:style-name="ro1">
          <table:table-cell office:value-type="string">
            <text:p>JILLIAN DUGGER</text:p>
          </table:table-cell>
          <table:table-cell office:value-type="string">
            <text:p>Dugger Jillian</text:p>
          </table:table-cell>
          <table:table-cell office:value-type="string">
            <text:p>Jillian Dugger</text:p>
          </table:table-cell>
          <table:table-cell/>
        </table:table-row>
        <table:table-row table:style-name="ro1">
          <table:table-cell office:value-type="string">
            <text:p>TIMOTHY J HOLIAN TR</text:p>
          </table:table-cell>
          <table:table-cell office:value-type="string">
            <text:p>Timothy J Holian (Trust)</text:p>
          </table:table-cell>
          <table:table-cell office:value-type="string">
            <text:p>Timothy J. Holian (trust)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WELLS FARGO BK NA FKA||WORLD SAV BK FSB</text:p>
          </table:table-cell>
          <table:table-cell office:value-type="string">
            <text:p>Wells Fargo Bank National Trust</text:p>
          </table:table-cell>
          <table:table-cell office:value-type="string">
            <text:p>Wells Fargo Bank Na (formerly known as) and World Sav Bank FSB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VITO F BENVENUTO</text:p>
          </table:table-cell>
          <table:table-cell office:value-type="string">
            <text:p>Vito F Benvenuto</text:p>
          </table:table-cell>
          <table:table-cell office:value-type="string">
            <text:p>Vito F. Benvenuto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DOREEN M DAVIS</text:p>
          </table:table-cell>
          <table:table-cell office:value-type="string">
            <text:p>Doreen M Davis</text:p>
          </table:table-cell>
          <table:table-cell office:value-type="string">
            <text:p>Doreen M. Davis</text:p>
          </table:table-cell>
          <table:table-cell/>
        </table:table-row>
        <table:table-row table:style-name="ro1">
          <table:table-cell office:value-type="string">
            <text:p>H W 1945 LLC</text:p>
          </table:table-cell>
          <table:table-cell office:value-type="string">
            <text:p>H W 1945 Llc</text:p>
          </table:table-cell>
          <table:table-cell office:value-type="string">
            <text:p>H W 1945 LLC</text:p>
          </table:table-cell>
          <table:table-cell/>
        </table:table-row>
        <table:table-row table:style-name="ro1">
          <table:table-cell office:value-type="string">
            <text:p>NEAL PERCHUK</text:p>
          </table:table-cell>
          <table:table-cell office:value-type="string">
            <text:p>Perchuk Neal</text:p>
          </table:table-cell>
          <table:table-cell office:value-type="string">
            <text:p>Neal Perchuk</text:p>
          </table:table-cell>
          <table:table-cell/>
        </table:table-row>
        <table:table-row table:style-name="ro1">
          <table:table-cell office:value-type="string">
            <text:p>JAN PERKINS||PAUL PERKINS</text:p>
          </table:table-cell>
          <table:table-cell office:value-type="string">
            <text:p>Perkins Jan and Perkins Paul</text:p>
          </table:table-cell>
          <table:table-cell office:value-type="string">
            <text:p>Jan and Paul Perkins</text:p>
          </table:table-cell>
          <table:table-cell/>
        </table:table-row>
        <table:table-row table:style-name="ro1">
          <table:table-cell office:value-type="string">
            <text:p>DAVID BAXTER||SUSAN F BAXTER</text:p>
          </table:table-cell>
          <table:table-cell office:value-type="string">
            <text:p>David Baxter and Susan F Baxter</text:p>
          </table:table-cell>
          <table:table-cell office:value-type="string">
            <text:p>David and Susan F. Baxter</text:p>
          </table:table-cell>
          <table:table-cell/>
        </table:table-row>
        <table:table-row table:style-name="ro1">
          <table:table-cell office:value-type="string">
            <text:p>CELY B HOTI REVOCABLE TRUST||CELY B HOTI TR</text:p>
          </table:table-cell>
          <table:table-cell office:value-type="string">
            <text:p>Cely B Hoti (Revocable Trust) and Cely B Hoti (Trust)</text:p>
          </table:table-cell>
          <table:table-cell office:value-type="string">
            <text:p>Cely B. Hoti Revocable Trust and Cely B. Hoti (trust)</text:p>
          </table:table-cell>
          <table:table-cell/>
        </table:table-row>
        <table:table-row table:style-name="ro1">
          <table:table-cell office:value-type="string">
            <text:p>CAROL M KRESHPAN</text:p>
          </table:table-cell>
          <table:table-cell office:value-type="string">
            <text:p>Carol M Kreshpan</text:p>
          </table:table-cell>
          <table:table-cell office:value-type="string">
            <text:p>Carol M. Kreshpa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ANNA FRANC</text:p>
          </table:table-cell>
          <table:table-cell office:value-type="string">
            <text:p>Franc Anna</text:p>
          </table:table-cell>
          <table:table-cell office:value-type="string">
            <text:p>Anna Franc</text:p>
          </table:table-cell>
          <table:table-cell/>
        </table:table-row>
        <table:table-row table:style-name="ro1">
          <table:table-cell office:value-type="string">
            <text:p>M &amp; E LAND GROUP GEN PRTSHP||THOMAS J MAGUIRE GEN PRT</text:p>
          </table:table-cell>
          <table:table-cell office:value-type="string">
            <text:p>M &amp; E Land Group Gen Prtshp and J Maguire Gen Prt Thomas</text:p>
          </table:table-cell>
          <table:table-cell office:value-type="string">
            <text:p>M &amp; E Land Group General Partnership and Thomas J Maguire General Partnership</text:p>
          </table:table-cell>
          <table:table-cell/>
        </table:table-row>
        <table:table-row table:style-name="ro1">
          <table:table-cell office:value-type="string">
            <text:p>DARREN M COLEMAN||MERCEDES D W COLEMAN</text:p>
          </table:table-cell>
          <table:table-cell office:value-type="string">
            <text:p>Darren M Coleman and D W Coleman Mercedes</text:p>
          </table:table-cell>
          <table:table-cell office:value-type="string">
            <text:p>Darren M. and Mercedes D. W. Coleman</text:p>
          </table:table-cell>
          <table:table-cell/>
        </table:table-row>
        <table:table-row table:style-name="ro1">
          <table:table-cell office:value-type="string">
            <text:p>CATHERINE A HURGIN</text:p>
          </table:table-cell>
          <table:table-cell office:value-type="string">
            <text:p>Catherine A Hurgin</text:p>
          </table:table-cell>
          <table:table-cell office:value-type="string">
            <text:p>Catherine A. Hurgi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CHRISTIAN B RAGOT||SUSAN DEMING</text:p>
          </table:table-cell>
          <table:table-cell office:value-type="string">
            <text:p>Christian B Ragot and Deming Susan</text:p>
          </table:table-cell>
          <table:table-cell office:value-type="string">
            <text:p>Christian B. Ragot and Susan Deming</text:p>
          </table:table-cell>
          <table:table-cell/>
        </table:table-row>
        <table:table-row table:style-name="ro1">
          <table:table-cell office:value-type="string">
            <text:p>TONI BOWES</text:p>
          </table:table-cell>
          <table:table-cell office:value-type="string">
            <text:p>Bowes Toni</text:p>
          </table:table-cell>
          <table:table-cell office:value-type="string">
            <text:p>Toni Bowes</text:p>
          </table:table-cell>
          <table:table-cell/>
        </table:table-row>
        <table:table-row table:style-name="ro1">
          <table:table-cell office:value-type="string">
            <text:p>Robert A Corea and Judith S Corea</text:p>
          </table:table-cell>
          <table:table-cell office:value-type="string">
            <text:p>Robert A Corea and Judith S Corea</text:p>
          </table:table-cell>
          <table:table-cell office:value-type="string">
            <text:p>Robert a Corea and Judith S Corea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VESTA HOMES INC</text:p>
          </table:table-cell>
          <table:table-cell office:value-type="string">
            <text:p>Vesta Homes Inc</text:p>
          </table:table-cell>
          <table:table-cell office:value-type="string">
            <text:p>Vesta Homes Inc.</text:p>
          </table:table-cell>
          <table:table-cell/>
        </table:table-row>
        <table:table-row table:style-name="ro1">
          <table:table-cell office:value-type="string">
            <text:p>JMD Dev Partners LLC</text:p>
          </table:table-cell>
          <table:table-cell office:value-type="string">
            <text:p>Jmd Dev Partners Llc</text:p>
          </table:table-cell>
          <table:table-cell office:value-type="string">
            <text:p>JMD Dev Partners LLC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MILLHOUSE CONSTRUCTION INC</text:p>
          </table:table-cell>
          <table:table-cell office:value-type="string">
            <text:p>Millhouse Construction Inc</text:p>
          </table:table-cell>
          <table:table-cell office:value-type="string">
            <text:p>Millhouse Construction Inc.</text:p>
          </table:table-cell>
          <table:table-cell/>
        </table:table-row>
        <table:table-row table:style-name="ro1">
          <table:table-cell office:value-type="string">
            <text:p>CLARENCE B GALASKE</text:p>
          </table:table-cell>
          <table:table-cell office:value-type="string">
            <text:p>Clarence B Galaske</text:p>
          </table:table-cell>
          <table:table-cell office:value-type="string">
            <text:p>Clarence B. Galaske</text:p>
          </table:table-cell>
          <table:table-cell/>
        </table:table-row>
        <table:table-row table:style-name="ro1">
          <table:table-cell office:value-type="string">
            <text:p>PAUL CIANCIO||TOULA OUSOULJOGLOU</text:p>
          </table:table-cell>
          <table:table-cell office:value-type="string">
            <text:p>Ciancio Paul and Ousouljoglou Toula</text:p>
          </table:table-cell>
          <table:table-cell office:value-type="string">
            <text:p>Paul Ciancio and Toula Ousouljoglou</text:p>
          </table:table-cell>
          <table:table-cell/>
        </table:table-row>
        <table:table-row table:style-name="ro1">
          <table:table-cell office:value-type="string">
            <text:p>MIRIAM F LAUFER||SAMUEL P LAUFER</text:p>
          </table:table-cell>
          <table:table-cell office:value-type="string">
            <text:p>Miriam F Laufer and Samuel P Laufer</text:p>
          </table:table-cell>
          <table:table-cell office:value-type="string">
            <text:p>Miriam F. and Samuel P. Laufer</text:p>
          </table:table-cell>
          <table:table-cell/>
        </table:table-row>
        <table:table-row table:style-name="ro1">
          <table:table-cell office:value-type="string">
            <text:p>RICHARD ANTHONY CALLADIO-NUZZO||JENNIFER LYNNE CALLADIO-NUZZO</text:p>
          </table:table-cell>
          <table:table-cell office:value-type="string">
            <text:p>Anthony Calladio-Nuzzo Richard and Lynne Calladio-Nuzzo Jennifer</text:p>
          </table:table-cell>
          <table:table-cell office:value-type="string">
            <text:p>Richard Anthony Calladio and Jennifer Lynne Calladio-Nuzzo</text:p>
          </table:table-cell>
          <table:table-cell/>
        </table:table-row>
        <table:table-row table:style-name="ro1">
          <table:table-cell office:value-type="string">
            <text:p>DENISE TERRIGNO</text:p>
          </table:table-cell>
          <table:table-cell office:value-type="string">
            <text:p>Terrigno Denise</text:p>
          </table:table-cell>
          <table:table-cell office:value-type="string">
            <text:p>Denise Terrigno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GEORGIA PACIFIC CORP</text:p>
          </table:table-cell>
          <table:table-cell office:value-type="string">
            <text:p>Georgia Pacific Corp</text:p>
          </table:table-cell>
          <table:table-cell office:value-type="string">
            <text:p>Georgia Pacific Corp.</text:p>
          </table:table-cell>
          <table:table-cell/>
        </table:table-row>
        <table:table-row table:style-name="ro1">
          <table:table-cell office:value-type="string">
            <text:p>Dawn Tagliavia</text:p>
          </table:table-cell>
          <table:table-cell office:value-type="string">
            <text:p>Tagliavia Dawn</text:p>
          </table:table-cell>
          <table:table-cell office:value-type="string">
            <text:p>Dawn Tagliavia</text:p>
          </table:table-cell>
          <table:table-cell/>
        </table:table-row>
        <table:table-row table:style-name="ro1">
          <table:table-cell office:value-type="string">
            <text:p>MARY C FICKETT||RUSSELL CURTIS FICKETT</text:p>
          </table:table-cell>
          <table:table-cell office:value-type="string">
            <text:p>Mary C Fickett and Curtis Fickett Russell</text:p>
          </table:table-cell>
          <table:table-cell office:value-type="string">
            <text:p>Mary C. and Russell Curtis Fickett</text:p>
          </table:table-cell>
          <table:table-cell/>
        </table:table-row>
        <table:table-row table:style-name="ro1">
          <table:table-cell office:value-type="string">
            <text:p>WALNUT TREE DEVELOPERS INC</text:p>
          </table:table-cell>
          <table:table-cell office:value-type="string">
            <text:p>Walnut Tree Developers Inc</text:p>
          </table:table-cell>
          <table:table-cell office:value-type="string">
            <text:p>Walnut Tree Developers Inc.</text:p>
          </table:table-cell>
          <table:table-cell/>
        </table:table-row>
        <table:table-row table:style-name="ro1">
          <table:table-cell office:value-type="string">
            <text:p>NANCY E SEIBERT TR||NANCY E SEIBERT REVOCABLE LIVING TRUST</text:p>
          </table:table-cell>
          <table:table-cell office:value-type="string">
            <text:p>Nancy E Seibert (Trust) and Nancy E Seibert (Revocable Living Trust)</text:p>
          </table:table-cell>
          <table:table-cell office:value-type="string">
            <text:p>Nancy E. Seibert (trust) and Nancy E. Seibert (revocable living trust)</text:p>
          </table:table-cell>
          <table:table-cell/>
        </table:table-row>
        <table:table-row table:style-name="ro1">
          <table:table-cell office:value-type="string">
            <text:p>MARK W STRECK||BETSY L STRECK</text:p>
          </table:table-cell>
          <table:table-cell office:value-type="string">
            <text:p>Mark W Streck and Betsy L Streck</text:p>
          </table:table-cell>
          <table:table-cell office:value-type="string">
            <text:p>Mark W. and Betsy L. Streck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KENNETH J DEVELLIS||LISA SOLHEIM DEVELLIS</text:p>
          </table:table-cell>
          <table:table-cell office:value-type="string">
            <text:p>Kenneth J Devellis and Solheim Devellis Lisa</text:p>
          </table:table-cell>
          <table:table-cell office:value-type="string">
            <text:p>Kenneth J. and Lisa Solheim Devellis</text:p>
          </table:table-cell>
          <table:table-cell/>
        </table:table-row>
        <table:table-row table:style-name="ro1">
          <table:table-cell office:value-type="string">
            <text:p>ADARE INVESTMENTS LLC</text:p>
          </table:table-cell>
          <table:table-cell office:value-type="string">
            <text:p>Adare Investments Llc</text:p>
          </table:table-cell>
          <table:table-cell office:value-type="string">
            <text:p>Adare Investments LLC</text:p>
          </table:table-cell>
          <table:table-cell/>
        </table:table-row>
        <table:table-row table:style-name="ro1">
          <table:table-cell office:value-type="string">
            <text:p>IRA D GREEN</text:p>
          </table:table-cell>
          <table:table-cell office:value-type="string">
            <text:p>Ira D Green</text:p>
          </table:table-cell>
          <table:table-cell office:value-type="string">
            <text:p>Ira D. Green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MAUD B KNAPP</text:p>
          </table:table-cell>
          <table:table-cell office:value-type="string">
            <text:p>Maud B Knapp</text:p>
          </table:table-cell>
          <table:table-cell office:value-type="string">
            <text:p>Maud B. Knapp</text:p>
          </table:table-cell>
          <table:table-cell/>
        </table:table-row>
        <table:table-row table:style-name="ro1">
          <table:table-cell office:value-type="string">
            <text:p>WRIGHT DESIGN BUILD LLC</text:p>
          </table:table-cell>
          <table:table-cell office:value-type="string">
            <text:p>Wright Design Build Llc</text:p>
          </table:table-cell>
          <table:table-cell office:value-type="string">
            <text:p>Wright Design Build LLC</text:p>
          </table:table-cell>
          <table:table-cell/>
        </table:table-row>
        <table:table-row table:style-name="ro1">
          <table:table-cell office:value-type="string">
            <text:p>ANNE T DALY TR||ANNE T DALY LIVING TRUST</text:p>
          </table:table-cell>
          <table:table-cell office:value-type="string">
            <text:p>Anne T Daly (Trust) and Anne T Daly (Living Trust)</text:p>
          </table:table-cell>
          <table:table-cell office:value-type="string">
            <text:p>Anne T. Daly (trust) and Anne T. Daly (living trust)</text:p>
          </table:table-cell>
          <table:table-cell/>
        </table:table-row>
        <table:table-row table:style-name="ro1">
          <table:table-cell office:value-type="string">
            <text:p>COR MACK LLC</text:p>
          </table:table-cell>
          <table:table-cell office:value-type="string">
            <text:p>Cor Mack Llc</text:p>
          </table:table-cell>
          <table:table-cell office:value-type="string">
            <text:p>Cor MacK LLC</text:p>
          </table:table-cell>
          <table:table-cell/>
        </table:table-row>
        <table:table-row table:style-name="ro1">
          <table:table-cell office:value-type="string">
            <text:p>MICHAEL CIOFFOLETTI</text:p>
          </table:table-cell>
          <table:table-cell office:value-type="string">
            <text:p>Cioffoletti Michael</text:p>
          </table:table-cell>
          <table:table-cell office:value-type="string">
            <text:p>Michael Cioffoletti</text:p>
          </table:table-cell>
          <table:table-cell/>
        </table:table-row>
        <table:table-row table:style-name="ro1">
          <table:table-cell office:value-type="string">
            <text:p>Thomas Scozzafava Jr. and Barbara Scozzafava</text:p>
          </table:table-cell>
          <table:table-cell office:value-type="string">
            <text:p>Scozzafava and Barbara Scozzafava Thomas Jr</text:p>
          </table:table-cell>
          <table:table-cell office:value-type="string">
            <text:p>Thomas Scozzafava and Barbara Scozzafava Jr.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LISA TOPHAM</text:p>
          </table:table-cell>
          <table:table-cell office:value-type="string">
            <text:p>Topham Lisa</text:p>
          </table:table-cell>
          <table:table-cell office:value-type="string">
            <text:p>Lisa Topha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3T10:09:28</dc:date>
    <meta:document-statistic meta:table-count="1" meta:cell-count="1237" meta:object-count="0"/>
    <meta:generator>LibreOffice/3.6$Linux_X86_64 LibreOffice_project/360m1$Build-2</meta:generator>
  </office:meta>
</office:document-meta>
</file>